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3333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3709 bp</text:p>
      <text:p text:style-name="Preformatted_20_Text">Sequence 2: Masked <text:s text:c="4"/>13709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4</text:p>
      <text:p text:style-name="Preformatted_20_Text">Guide tree file created: <text:s text:c="2"/><text:a xlink:type="simple" xlink:href="https://www.genome.jp/tools-bin/pushfile?220406222828YaZco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60471</text:p>
      <text:p text:style-name="Preformatted_20_Text">Alignment Score 74927</text:p>
      <text:p text:style-name="Preformatted_20_Text"/>
      <text:p text:style-name="Preformatted_20_Text">CLUSTAL-Alignment file created <text:s/><text:a xlink:type="simple" xlink:href="https://www.genome.jp/tools-bin/pushfile?220406222828YaZco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6222828YaZco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CCACTTGGTGATAGAGAGATGAAGGACGTCAAAGAAATGTTCAAAGATTTCCAGCTGAC</text:p>
      <text:p text:style-name="Preformatted_20_Text">Masked <text:s text:c="9"/>TCCACTTGGTGATAGAGAGATGAAGGACGTCAAAGAAATGTTCAAAGATTTCCA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CACCTGCAGTACCAGCAAGAAGAGGAGAGCAGCAAAGTTTTTCAGGTGCCACTGG</text:p>
      <text:p text:style-name="Preformatted_20_Text">Masked <text:s text:c="9"/>AAAGCCACCTGCAGTACCAGCAAGAAGAGGAGAGCAGCAAAGTTTTTCAGGTGCCA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CAGCAATTGCTTTATTAATAAAGTACCTAGATAGTACAGGTCACAGTGACAGTT</text:p>
      <text:p text:style-name="Preformatted_20_Text">Masked <text:s text:c="9"/>AGCTTTCAGCAATTGCTTTATTAATAAAGTACCTAGATAGTACAGGTCACAGTGA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GCTGTCCATGAATGGTAAAATCTTTATTGTATTTGAATAGCTACTCAGGTAACAT</text:p>
      <text:p text:style-name="Preformatted_20_Text">Masked <text:s text:c="9"/>AGCAAGCTGTCCATGAATGGTAAAATCTTTATTGTATTTGAATAGCTACTCAGGT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GCTGATCATGTCTTGTCTCACAGCTATGATTATACTGATTGTTTTATTTACTTTAA</text:p>
      <text:p text:style-name="Preformatted_20_Text">Masked <text:s text:c="9"/>GATGGCTGATCATGTCTTGTCTCACAGCTATGATTATACTGATTGTTTTATTTACTTT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TTCTTAAAAAGAGGATTGAAGGACCTTTTCCCTTAATAGCATTACACAGACCATTGTT</text:p>
      <text:p text:style-name="Preformatted_20_Text">Masked <text:s text:c="9"/>AGTTCTTAAAAAGAGGATTGAAGGACCTTTTCCCTTAATAGCATTACACAGACCA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CCAAACTCTGATGCATCTAGTGTCTAGGCTGGACTGAGGTAGAGTAGGTCTGTGC</text:p>
      <text:p text:style-name="Preformatted_20_Text">Masked <text:s text:c="9"/>AGTGGCCAAACTCTGATGCATCTAGTGTCTAGGCTGGACTGAGGTAGAGTAGGT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AGAAGGCCCAGATAGCTTATGTGTATTGATGAATAGGCAGGAGATAAAACTGAG</text:p>
      <text:p text:style-name="Preformatted_20_Text">Masked <text:s text:c="9"/>AGTGTTAGAAGGCCCAGATAGCTTATGTGTATTGATGAATAGGCAGGAGATAAAA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TGCAAAGCAACTTGCATGCTTTTTTCAATTTTTTTAATCTATTTTTGTTTGTTTGT</text:p>
      <text:p text:style-name="Preformatted_20_Text">Masked <text:s text:c="9"/>GTCATGCAAAGCAACTTGCATGCTTTTTTCAATTTTTTTAATCTATTTTTGTTTG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TTTGTTGTTTTGTTTGTTTTTAAACATCTAATTGGATGAGTTTAAGGTTAGTGTG</text:p>
      <text:p text:style-name="Preformatted_20_Text">Masked <text:s text:c="9"/>TTTGGTTTGTTGTTTTGTTTGTTTTTAAACATCTAATTGGATGAGTTTAAGGTTA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TAGGGCTGAGTACACGTAAAAGCTGTTTAGTGATATAGCAGTATGTCTCCTCCTCC</text:p>
      <text:p text:style-name="Preformatted_20_Text">Masked <text:s text:c="9"/>CTGATAGGGCTGAGTACACGTAAAAGCTGTTTAGTGATATAGCAGTATGTCTCCT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CCACTGAAGCCTGTTCCCAGACAAAGTGCACTACCAATTGATGGCCTGTTTGAAA</text:p>
      <text:p text:style-name="Preformatted_20_Text">Masked <text:s text:c="9"/>TAGAACCACTGAAGCCTGTTCCCAGACAAAGTGCACTACCAATTGATGGCCTGTT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CCTAAACCAGACCTTTTCAATGTCTCCTCTGTAAGTAACAGATGTTTTCTCTATA</text:p>
      <text:p text:style-name="Preformatted_20_Text">Masked <text:s text:c="9"/>GTCAACCTAAACCAGACCTTTTCAATGTCTCCTCTGTAAGTAACAGATGTTTTCT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TTACTGCACCCCACCAACAGAAATATTTGTGATATTTGTGCAGTGGCTTTAGAGGC</text:p>
      <text:p text:style-name="Preformatted_20_Text">Masked <text:s text:c="9"/>CCCATTACTGCACCCCACCAACAGAAATATTTGTGATATTTGTGCAGTGGCTTTAG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AATAAAACTTCTTGCATACCCGATCTAACAAAAAAACCTTCTCGAAAGAAGGCTA</text:p>
      <text:p text:style-name="Preformatted_20_Text">Masked <text:s text:c="9"/>CATGGAATAAAACTTCTTGCATACCCGATCTAACAAAAAAACCTTCTCGAAAGAAG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GCTTTATTCCATTTAGCTAATGTCCATAACCAGTGCCCCAAGCTGTGAAGCCCCT</text:p>
      <text:p text:style-name="Preformatted_20_Text">Masked <text:s text:c="9"/>ATGAAGCTTTATTCCATTTAGCTAATGTCCATAACCAGTGCCCCAAGCTGTGAAGC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ACTTTGTTTCTGTATGGGGGGAGTTTCTACAAAGGACTGTAAAGTAATGGAGGTG</text:p>
      <text:p text:style-name="Preformatted_20_Text">Masked <text:s text:c="9"/>CTGCAACTTTGTTTCTGTATGGGGGGAGTTTCTACAAAGGACTGTAAAGTAATGG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GGAAGACTTCTACAGCTATGCTGACTTCTATGGAGAGCAGACAGTGTTGACTGTGC</text:p>
      <text:p text:style-name="Preformatted_20_Text">Masked <text:s text:c="9"/>AAGTGGAAGACTTCTACAGCTATGCTGACTTCTATGGAGAGCAGACAGTGTTGA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TGCTGAACAGATGGGAGGATCCCATGTTCAGTATCCTCTTGGGGAAAGAAGTGG</text:p>
      <text:p text:style-name="Preformatted_20_Text">Masked <text:s text:c="9"/>AGTGTTTGCTGAACAGATGGGAGGATCCCATGTTCAGTATCCTCTTGGGGAAAGA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TCCACTTCACTCCATTTGGTACATGACGCTTGGAGTCCCTGATGGAAAAACCTGGA</text:p>
      <text:p text:style-name="Preformatted_20_Text">Masked <text:s text:c="9"/>CCTATCCACTTCACTCCATTTGGTACATGACGCTTGGAGTCCCTGATGGAAAAACCT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ACCTCCAGAATGCTGACTTCAAACATCTGACATTTGGCTAATCAGATTTCATCATGAA</text:p>
      <text:p text:style-name="Preformatted_20_Text">Masked <text:s text:c="9"/>TCACCTCCAGAATGCTGACTTCAAACATCTGACATTTGGCTAATCAGATTTCATC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AACTCAATTCCACATGGCTTTTCTAAAGGATACCTTAACCCAAACTAATGTGTA</text:p>
      <text:p text:style-name="Preformatted_20_Text">Masked <text:s text:c="9"/>TACACTAACTCAATTCCACATGGCTTTTCTAAAGGATACCTTAACCCAAACTAA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CACAGCTTTAGATCTCCTTAAGTTCCTTAAAGCAAGGCATCTAATACCTGTTTAGC</text:p>
      <text:p text:style-name="Preformatted_20_Text">Masked <text:s text:c="9"/>CTAACACAGCTTTAGATCTCCTTAAGTTCCTTAAAGCAAGGCATCTAATACCTGT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TCTTCAGTATTCTTTCCAGAAGGAGTTTGGAATCAAAACCAGCTGAAATAACCA</text:p>
      <text:p text:style-name="Preformatted_20_Text">Masked <text:s text:c="9"/>CAGTGCTCTTCAGTATTCTTTCCAGAAGGAGTTTGGAATCAAAACCAGCTGAAAT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ATAAAATCTGAAAAACCTTTAATGACTAATAATTTATTACTTTTCTTGGCAGGA</text:p>
      <text:p text:style-name="Preformatted_20_Text">Masked <text:s text:c="9"/>TGAAGAATAAAATCTGAAAAACCTTTAATGACTAATAATTTATTACTTTTCTTGG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AGAAGCACCATTCTGGCCCATTTGGTGGTCCTTCTGGCAACCCTTTTGCATAGAC</text:p>
      <text:p text:style-name="Preformatted_20_Text">Masked <text:s text:c="9"/>ATCTCAGAAGCACCATTCTGGCCCATTTGGTGGTCCTTCTGGCAACCCTTTTGCAT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AATATTTACTCTATTTAGGCAAACTACTTCAACTTTAAATTCTTTTCAACTAGCT</text:p>
      <text:p text:style-name="Preformatted_20_Text">Masked <text:s text:c="9"/>CAGGTAATATTTACTCTATTTAGGCAAACTACTTCAACTTTAAATTCTTTTCAAC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CCAGCAGTTTTCATGAATCAGCTACACTGGCTTAACTTTATTGCTCCTCTGAAGT</text:p>
      <text:p text:style-name="Preformatted_20_Text">Masked <text:s text:c="9"/>CTTTGCCAGCAGTTTTCATGAATCAGCTACACTGGCTTAACTTTATTGCTCCTCT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CTTGCTGTACTCTAGAAGCATTCTTCTAAGGACCCCTGCTTAGAGTTGTACATGCT</text:p>
      <text:p text:style-name="Preformatted_20_Text">Masked <text:s text:c="9"/>ATTGCTTGCTGTACTCTAGAAGCATTCTTCTAAGGACCCCTGCTTAGAGTTGTAC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GCCTAGGTCTAACTAGTGTCACTTTCTTAACAATAAAGATCCTGTTTCTCCATGGT</text:p>
      <text:p text:style-name="Preformatted_20_Text">Masked <text:s text:c="9"/>GTCTGCCTAGGTCTAACTAGTGTCACTTTCTTAACAATAAAGATCCTGTTTCTCC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ATCTCAAAGTCATAATAGATGTCTATTTCCTTTCCTTGAGGAAAGTTAATAAGTA</text:p>
      <text:p text:style-name="Preformatted_20_Text">Masked <text:s text:c="9"/>CTTAAATCTCAAAGTCATAATAGATGTCTATTTCCTTTCCTTGAGGAAAGTTAAT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AGTCTGTGGGGCATGTTTACAGGAGAGTGTTAGCAGAAAGCCCAATGCAGCTCTC</text:p>
      <text:p text:style-name="Preformatted_20_Text">Masked <text:s text:c="9"/>TGCCAAGTCTGTGGGGCATGTTTACAGGAGAGTGTTAGCAGAAAGCCCAATGCAG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GTAGTATCTGAAGTTTTATTGGATTATAACCTGGGTGAATTAAAGTGATAACAA</text:p>
      <text:p text:style-name="Preformatted_20_Text">Masked <text:s text:c="9"/>TGAAGTGTAGTATCTGAAGTTTTATTGGATTATAACCTGGGTGAATTAAAGTGAT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AGCTGTTATGTCATGGGAAACAAATTAACTCATGCTCTCTTGTCACTGACTAAA</text:p>
      <text:p text:style-name="Preformatted_20_Text">Masked <text:s text:c="9"/>GCTAGGAGCTGTTATGTCATGGGAAACAAATTAACTCATGCTCTCTTGTCACTG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TGAATTGTCAAATGTGTGGCAGAGGAAAGATTAGCTAATTTAAATCATGGCATCA</text:p>
      <text:p text:style-name="Preformatted_20_Text">Masked <text:s text:c="9"/>GAGCATGAATTGTCAAATGTGTGGCAGAGGAAAGATTAGCTAATTTAAATCATGGCA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AAGGTTAGAAAGCATCTCTAAGATAATCTAGTCTAAATGTCAGCCCACTGTACTACAT</text:p>
      <text:p text:style-name="Preformatted_20_Text">Masked <text:s text:c="9"/>GTAAGGTTAGAAAGCATCTCTAAGATAATCTAGTCTAAATGTCAGCCCACTGTAC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AAGTGCCATATATACACTTTTTTGTCTTTTAACAGAAGACGAGTACTGCTATTGCT</text:p>
      <text:p text:style-name="Preformatted_20_Text">Masked <text:s text:c="9"/>CCCTAAGTGCCATATATACACTTTTTTGTCTTTTAACAGAAGACGAGTACTGCTA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TTTGCCCTTAGTATCTATAAGCTAGTTTAAACTATGAAGCTATAACTTCAAGTCA</text:p>
      <text:p text:style-name="Preformatted_20_Text">Masked <text:s text:c="9"/>TTAAATTTGCCCTTAGTATCTATAAGCTAGTTTAAACTATGAAGCTATAACTTC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CCTTAAATTCTTTTCAGTATACTAGGCATAAACAGGAAAGGAGAAATGGAATAA</text:p>
      <text:p text:style-name="Preformatted_20_Text">Masked <text:s text:c="9"/>TTCTAACCTTAAATTCTTTTCAGTATACTAGGCATAAACAGGAAAGGAGAAATGG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ACCTCTTTTCAACATCCAATTTCTACTTTTTTCATTTTTGTCTGCCACTCTTGCTG</text:p>
      <text:p text:style-name="Preformatted_20_Text">Masked <text:s text:c="9"/>CTGGACCTCTTTTCAACATCCAATTTCTACTTTTTTCATTTTTGTCTGCCACTCT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TTCCATGATGTGTCATCTAAAACATGTCCAGGTGGATTGAAGCATAAACACTGAAGA</text:p>
      <text:p text:style-name="Preformatted_20_Text">Masked <text:s text:c="9"/>TCGTTCCATGATGTGTCATCTAAAACATGTCCAGGTGGATTGAAGCATAAACACT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CTGTGAAGACAGTAATTCAGGGCGAATGGAAACTTACACTCAACCTTGAAGACCC</text:p>
      <text:p text:style-name="Preformatted_20_Text">Masked <text:s text:c="9"/>ACATGCTGTGAAGACAGTAATTCAGGGCGAATGGAAACTTACACTCAACCTTGAAG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CAAATTGGTGGATGTTAATTTTACTTTAGGCTTTGCAGTTGTTTGTGGAAGAGCT</text:p>
      <text:p text:style-name="Preformatted_20_Text">Masked <text:s text:c="9"/>AAAATCAAATTGGTGGATGTTAATTTTACTTTAGGCTTTGCAGTTGTTTGTGGA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CACTAAGTCACGTGTTTTATACAATGCAGTCACCTCAATTTCTCTTTATTGTAG</text:p>
      <text:p text:style-name="Preformatted_20_Text">Masked <text:s text:c="9"/>TAGCAGCACTAAGTCACGTGTTTTATACAATGCAGTCACCTCAATTTCTCTTTAT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ACTGTCCTGAAACATGGGAATTGAATGTACCTAGGGAAGAAATGCTGCCTTAACA</text:p>
      <text:p text:style-name="Preformatted_20_Text">Masked <text:s text:c="9"/>CACTTACTGTCCTGAAACATGGGAATTGAATGTACCTAGGGAAGAAATGCTGCCT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GGAATTGAATTAGTGGCTGCTCCACACTTTAAACAACTAGGTCAGTTGATGTATGT</text:p>
      <text:p text:style-name="Preformatted_20_Text">Masked <text:s text:c="9"/>TAAGGGAATTGAATTAGTGGCTGCTCCACACTTTAAACAACTAGGTCAGTTGATG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CAATATCAGCCAGTTGTAAAGTTATGTGGATATTACATGCTTCTAAATGATGAAT</text:p>
      <text:p text:style-name="Preformatted_20_Text">Masked <text:s text:c="9"/>TTAGACAATATCAGCCAGTTGTAAAGTTATGTGGATATTACATGCTTCTAAATG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TATGACTTGGTCTCTAAGCCATAAAGATTGCATGAAACTGGGTGTTGGGGGGAGG</text:p>
      <text:p text:style-name="Preformatted_20_Text">Masked <text:s text:c="9"/>GAACATATGACTTGGTCTCTAAGCCATAAAGATTGCATGAAACTGGGTGTTGGGGG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CATATCCAATACACTTGTTCCATTAACTAATGGTAAAAGTAGCATTCTGCCATAA</text:p>
      <text:p text:style-name="Preformatted_20_Text">Masked <text:s text:c="9"/>GGGAACATATCCAATACACTTGTTCCATTAACTAATGGTAAAAGTAGCATTCTGC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TAATAAAGGGACTAACCGTAGGGTCTTCAACAGAGCTGCTGGGGTCCTGAGCAAT</text:p>
      <text:p text:style-name="Preformatted_20_Text"><text:soft-page-break/>Masked <text:s text:c="9"/>ACATATAATAAAGGGACTAACCGTAGGGTCTTCAACAGAGCTGCTGGGGTCCTGA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GTCTACTGCAGGATCAAATAAGCTGAAACATTTCTTGAAGGACATTGAGGTATTCA</text:p>
      <text:p text:style-name="Preformatted_20_Text">Masked <text:s text:c="9"/>AGGGGTCTACTGCAGGATCAAATAAGCTGAAACATTTCTTGAAGGACATTGAGGT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CACTAACTGTTGTATTGGTGCTAATATAGCTATTTGAGGGAGGGAAATCTATGAAG</text:p>
      <text:p text:style-name="Preformatted_20_Text">Masked <text:s text:c="9"/>TGGACACTAACTGTTGTATTGGTGCTAATATAGCTATTTGAGGGAGGGAAATCTA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CTTTCTTTATCAAGGTGGCTTGGCAGACAAATGGAACAAGCAGATAGGTCAGACA</text:p>
      <text:p text:style-name="Preformatted_20_Text">Masked <text:s text:c="9"/>ATTACCTTTCTTTATCAAGGTGGCTTGGCAGACAAATGGAACAAGCAGATAGGTCA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TAGTACAACGTTATTCCAGTGTGTTAGAAAGTAAAAAGACAATCATTGCTTTACT</text:p>
      <text:p text:style-name="Preformatted_20_Text">Masked <text:s text:c="9"/>TGATGTAGTACAACGTTATTCCAGTGTGTTAGAAAGTAAAAAGACAATCATTGC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CCTTGATTCCTTGTGAACAGATATACCATCTCTGTGTCATTAATGTGAGGCATAA</text:p>
      <text:p text:style-name="Preformatted_20_Text">Masked <text:s text:c="9"/>CTATGCCTTGATTCCTTGTGAACAGATATACCATCTCTGTGTCATTAATGTGAGG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TAAACAGTGCCTTTCCAAAAAAAAAAAAAAAAAAAAAACCTCTTTACTAACAGAC</text:p>
      <text:p text:style-name="Preformatted_20_Text">Masked <text:s text:c="9"/>TCTCTTAAACAGTGCCTTTCCNNNNNNNNNNNNNNNNNNNNNNCCTCTTTACTAACAGAC</text:p>
      <text:p text:style-name="Preformatted_20_Text"><text:s text:c="16"/>********************* <text:s text:c="21"/>*****************</text:p>
      <text:p text:style-name="Preformatted_20_Text"/>
      <text:p text:style-name="Preformatted_20_Text">Unmasked <text:s text:c="7"/>CTTTAAATCAGAAATCAGTCTGATGTTACAACTAGTTGTAACACTTTGTCAATGGGGATA</text:p>
      <text:p text:style-name="Preformatted_20_Text">Masked <text:s text:c="9"/>CTTTAAATCAGAAATCAGTCTGATGTTACAACTAGTTGTAACACTTTGTCAATGGG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TATCTGAGTGGTTGTTGTTTTTTTGTTTTTTTGTTTTTTTCTGTTAATACTAAGT</text:p>
      <text:p text:style-name="Preformatted_20_Text">Masked <text:s text:c="9"/>GCTGATATCTGAGTGGNNNNNNNNNNNNNNNNNNNNNNNNNNNNNCTGTTAATACTAAGT</text:p>
      <text:p text:style-name="Preformatted_20_Text"><text:s text:c="16"/>**************** <text:s text:c="28"/>***************</text:p>
      <text:p text:style-name="Preformatted_20_Text"/>
      <text:p text:style-name="Preformatted_20_Text">Unmasked <text:s text:c="7"/>ATAAACTTGAAATAGTATAAATCAAATGCCTAAGCAGTTGCTGAACTGGAGATCTAAGAA</text:p>
      <text:p text:style-name="Preformatted_20_Text">Masked <text:s text:c="9"/>ATAAACTTGAAATAGTATAAATCAAATGCCTAAGCAGTTGCTGAACTGGAGATCT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CTTGAAGACAGCCTTAGTACTCAATTCAGCAGGTCATGCAATTATATAAACCTT</text:p>
      <text:p text:style-name="Preformatted_20_Text">Masked <text:s text:c="9"/>AATCAACTTGAAGACAGCCTTAGTACTCAATTCAGCAGGTCATGCAATTATATAA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CACTTTCTGTAATGCAAAAAAAGCTATGAATTTAAATATTTGTCTCAAACTGGAA</text:p>
      <text:p text:style-name="Preformatted_20_Text">Masked <text:s text:c="9"/>TCTTGCACTTTCTGTAATGCAAAAAAAGCTATGAATTTAAATATTTGTCTCAAAC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GAAACTTCTGGATATTACACTGCTATATAGAACTGTAGTATCTCAAGTGATGTTA</text:p>
      <text:p text:style-name="Preformatted_20_Text">Masked <text:s text:c="9"/>ATGTAGAAACTTCTGGATATTACACTGCTATATAGAACTGTAGTATCTCAAGTGA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TGACATTAAAAACAAGCAACTCTCATAGCAAAGAAACATCTGTGTGGCTGTTGGT</text:p>
      <text:p text:style-name="Preformatted_20_Text">Masked <text:s text:c="9"/>CCTAATGACATTAAAAACAAGCAACTCTCATAGCAAAGAAACATCTGTGTGGCTG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CCTTACAACTCAGTCTTTTGATATAATTGATTCTATGATTTTTGGTGCTGGCTAA</text:p>
      <text:p text:style-name="Preformatted_20_Text">Masked <text:s text:c="9"/>TTTATCCTTACAACTCAGTCTTTTGATATAATTGATTCTATGATTTTTGGTGCTGGCT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AATTGTTTCACAGGTTCCTAACATAGCTGTTTGACAGCATTCTCTTAAGTCTTTCTGTA</text:p>
      <text:p text:style-name="Preformatted_20_Text">Masked <text:s text:c="9"/>GAATTGTTTCACAGGTTCCTAACATAGCTGTTTGACAGCATTCTCTTAAGTCTTT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TTGTGTCTCAGGCCTGTTCAACGTGAATTGCTCCTCATTAAATTCTCAGCTGACT</text:p>
      <text:p text:style-name="Preformatted_20_Text">Masked <text:s text:c="9"/>GCATATTGTGTCTCAGGCCTGTTCAACGTGAATTGCTCCTCATTAAATTCTCAGC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GTTTCCTGCTAGTAATGTGGATAGCCAACAAGAATAAATAAATGGGAAATTTTCT</text:p>
      <text:p text:style-name="Preformatted_20_Text">Masked <text:s text:c="9"/>TAAGTGTTTCCTGCTAGTAATGTGGATAGCCAACAAGAATAAATAAATGGGAA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AGGTGGCTGTCAGCTTTAATTTTTTTCTGAATAATTTAGAATAAGTTCTTACTTA</text:p>
      <text:p text:style-name="Preformatted_20_Text">Masked <text:s text:c="9"/>GTCTTAGGTGGCTGTCAGCTTTAATTTTTTTCTGAATAATTTAGAATAAGTTCT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CGTTGTTACTGGCATTGATTAGTAGCTTGAAAAATGCCTATTTGGAAGGAAGTTCA</text:p>
      <text:p text:style-name="Preformatted_20_Text">Masked <text:s text:c="9"/>AATCCGTTGTTACTGGCATTGATTAGTAGCTTGAAAAATGCCTATTTGGAAGGA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ATTTCCATATTGAAGTATAGGCATTCAAAGAATCACTTTTGGCTGCAAGGAGAT</text:p>
      <text:p text:style-name="Preformatted_20_Text">Masked <text:s text:c="9"/>TTTTTCATTTCCATATTGAAGTATAGGCATTCAAAGAATCACTTTTGGCTGCAAG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TTTAGTATCTGGAGATACTATCTAATCTAAACCTTAAAAAATTCTGTTCTTTAGTG</text:p>
      <text:p text:style-name="Preformatted_20_Text">Masked <text:s text:c="9"/>GTGATTTAGTATCTGGAGATACTATCTAATCTAAACCTTAAAAAATTCTGTTCT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GTGAAGGGCTACTCTTTTAAATACACTATACATTTGAAATCAGCAAATAATCATT</text:p>
      <text:p text:style-name="Preformatted_20_Text">Masked <text:s text:c="9"/>CTTAAGTGAAGGGCTACTCTTTTAAATACACTATACATTTGAAATCAGCAAATAA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GCTTTTCAGGCTAAAATTAATAGCCCTATGATGCTGGGGCTTGACAAAAGCTGAC</text:p>
      <text:p text:style-name="Preformatted_20_Text">Masked <text:s text:c="9"/>TAGAAGCTTTTCAGGCTAAAATTAATAGCCCTATGATGCTGGGGCTTGACAAAA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TCAATAAATTATAAAATAGCTTGGGTTGTAAGGGACCTGTTGTGGGTAGGGTTGCC</text:p>
      <text:p text:style-name="Preformatted_20_Text">Masked <text:s text:c="9"/>AAGATCAATAAATTATAAAATAGCTTGGGTTGTAAGGGANNNNNNNNNNNNNNNNNNNNN</text:p>
      <text:p text:style-name="Preformatted_20_Text"><text:s text:c="16"/>*************************************** <text:s text:c="20"/></text:p>
      <text:p text:style-name="Preformatted_20_Text"/>
      <text:p text:style-name="Preformatted_20_Text">Unmasked <text:s text:c="7"/>ATCCACTAGATCAGGCTGCCCAGGGCCTCATGCAGCCTGGTCTTAAACACCTCTGG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CATCCATTGCTCTCTGGACAGCCTGTTTCAGTGCCTCACCACCCTCTGTATA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TCACCTAACATAAATCTCATTTATTTTGGATTTAAAGCCATTCTCCCTTTTA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TGTCGGACCATGTAAAAAGTTGGTTTCCTTTCTGTTTATAAGCTCCCTTTAAAT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GGCTGAAAAGAGTTATCCCTGTAGCCTTCTCTTCTCCAGACTGAACAAGACC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CCTCTACATTTATTCATAGGAGAAATGCTCTGGCCTTCTGAGGATCCTTGAGGCCT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ACCTGCTCCAAAAACTTCACATGTTGTTGATCACTGATTGCTGTTAGAAGGACCTC</text:p>
      <text:p text:style-name="Preformatted_20_Text">Masked <text:s text:c="9"/>NNNNNNNNNNNNNNNNNNNNNNNNNNGTTGTTGATCACTGATTGCTGTTAGAAGGACCTC</text:p>
      <text:p text:style-name="Preformatted_20_Text"><text:s text:c="42"/>**********************************</text:p>
      <text:p text:style-name="Preformatted_20_Text"/>
      <text:p text:style-name="Preformatted_20_Text">Unmasked <text:s text:c="7"/>TTAGAGACTGGCTGAAGATGCTTGTTGGTTGGCTAACTGAGCTTAAATAGCTGTTTATTC</text:p>
      <text:p text:style-name="Preformatted_20_Text">Masked <text:s text:c="9"/>TTAGAGACTGGCTGAAGATGCTTGTTGGTTGGCTAACTGAGCTTAAATAGCTGTTT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TACTTTCTGTCTTAAAGAACAGTCATCTGTGTTGGTGTATATATAGCACTAGCTG</text:p>
      <text:p text:style-name="Preformatted_20_Text">Masked <text:s text:c="9"/>TGACTTACTTTCTGTCTTAAAGAACAGTCATCTGTGTTGGTGTATATATAGCAC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ATGAAGAAACTACAATATTACAAGCATCTGTGTCTCATATTCTTGCTCAACAAA</text:p>
      <text:p text:style-name="Preformatted_20_Text">Masked <text:s text:c="9"/>AAGCTAATGAAGAAACTACAATATTACAAGCATCTGTGTCTCATATTCTTGCTC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TTTTATGCAAATGGGACTAATCAGATTGGATTATTGCTGCATAAAATCAAGTGTTA</text:p>
      <text:p text:style-name="Preformatted_20_Text">Masked <text:s text:c="9"/>TGAGTTTTATGCAAATGGGACTAATCAGATTGGATTATTGCTGCATAAAATCAAG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GGAAAAAAAAAAACAACAACAAAAAACTCTGCCTTATTCCACCCCTCCAAAAAAAA</text:p>
      <text:p text:style-name="Preformatted_20_Text">Masked <text:s text:c="9"/>GACAGGNNNNNNNNNNNNNNNNNNNNNNNNCTCTGCCTTATTCCACCCCTCCAAAAAAAA</text:p>
      <text:p text:style-name="Preformatted_20_Text"><text:s text:c="16"/>****** <text:s text:c="23"/>******************************</text:p>
      <text:p text:style-name="Preformatted_20_Text"/>
      <text:p text:style-name="Preformatted_20_Text">Unmasked <text:s text:c="7"/>AAAAGGGGGGGAACAAAAATAGAAGTAAATTTCTCAATTTTGCATCATAATGTAGAGTAT</text:p>
      <text:p text:style-name="Preformatted_20_Text">Masked <text:s text:c="9"/>AAAAGGGGGGGAACAAAAATAGAAGTAAATTTCTCAATTTTGCATCATAATGTAG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GAATAGATTATAAAGTTTGAGTTCAAATACTTAAGTAATATTTAACTGCTAAACA</text:p>
      <text:p text:style-name="Preformatted_20_Text">Masked <text:s text:c="9"/>ACTTAGAATAGATTATAAAGTTTGAGTTCAAATACTTAAGTAATATTTAACTGC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TTATTTTGAGTTATTTCTGTCTTGGGGTTGTACACAAGACATGGTATCTTAAATT</text:p>
      <text:p text:style-name="Preformatted_20_Text">Masked <text:s text:c="9"/>GCAGGTTATTTTGAGTTATTTCTGTCTTGGGGTTGTACACAAGACATGGTATCTT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GATCTGGGTTACAACAAACTTCTGAATAAGAATGATCTTCTGGAGAGCTGGCTTGG</text:p>
      <text:p text:style-name="Preformatted_20_Text">Masked <text:s text:c="9"/>CTTAGATCTGGGTTACAACAAACTTCTGAATAAGAATGATCTTCTGGAGAGCTGG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GGGCTTTGGTGATAGAGACTTGAAAAGGCTTTGAAACAAAAAAAGTACTGCTCTTC</text:p>
      <text:p text:style-name="Preformatted_20_Text">Masked <text:s text:c="9"/>AGTTGGGCTTTGGTGATAGAGACTTGAAAAGGCTTTGAAACAAAAAAAGTACTGC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TAGTAGGAAGAGAAGAAAGAATGTCACTACTTTATTCTTCCAGTGTTCCACATGA</text:p>
      <text:p text:style-name="Preformatted_20_Text">Masked <text:s text:c="9"/>TCTATTAGTAGGAAGAGAAGAAAGAATGTCACTACTTTATTCTTCCAGTGTTCCA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CGCAAAGATGTTAAAAGTAACATCCTCAGCTAAGGATCAGTTTACTGTAGACCCTA</text:p>
      <text:p text:style-name="Preformatted_20_Text">Masked <text:s text:c="9"/>GGATCGCAAAGATGTTAAAAGTAACATCCTCAGCTAAGGATCAGTTTACTGTAGA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GGGTCAACAGGCTTCTGGGGAAAGAGTTGTTTAGGGCAATAGGTAGGGTAGTGGG</text:p>
      <text:p text:style-name="Preformatted_20_Text">Masked <text:s text:c="9"/>GCTTAGGGTCAACAGGCTTCTGGGGAAAGAGTTGTTTAGGGCAATAGGTAGGGTAGTG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TGTGTGATATAGGCAGCACTGCAGCAGCTGCAGCGTTTACTACTGGAAGTGTTTACTA</text:p>
      <text:p text:style-name="Preformatted_20_Text">Masked <text:s text:c="9"/>ACTGTGTGATATAGGCAGCACTGCAGCAGCTGCAGCGTTTACTACTGGAAGTGTTT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TATATTTGTTTACACTAGTATAGTGACAGTGGAAATTCCAAGGCATCAGAGGCAGG</text:p>
      <text:p text:style-name="Preformatted_20_Text">Masked <text:s text:c="9"/>CTAGTATATTTGTTTACACTAGTATAGTGACAGTGGAAATTCCAAGGCATCAGAGG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GAGTAAAACAGGTTGTCAAACAACCCTGCAATTACTGAGCTATTGAAAATTCAAT</text:p>
      <text:p text:style-name="Preformatted_20_Text">Masked <text:s text:c="9"/>TAAGAGAGTAAAACAGGTTGTCAAACAACCCTGCAATTACTGAGCTATTGAAAAT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GAAACATGCATATGTTGATTCAGTATCTCAGTAACAGCTTACTTCATATGTAACC</text:p>
      <text:p text:style-name="Preformatted_20_Text">Masked <text:s text:c="9"/>GGTTAGAAACATGCATATGTTGATTCAGTATCTCAGTAACAGCTTACTTCATATGT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TATAATAAATAGTACTTGAAAGTTGAAGAGACTGGTGTATCTTCCTTGTCCAAA</text:p>
      <text:p text:style-name="Preformatted_20_Text">Masked <text:s text:c="9"/>TGAACATATAATAAATAGTACTTGAAAGTTGAAGAGACTGGTGTATCTTCCTTGT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GCTTTCTCAGGTTTTTGGAATCAGGTTACATCTGTTTTGTCTCCTGCTGTGTTTA</text:p>
      <text:p text:style-name="Preformatted_20_Text">Masked <text:s text:c="9"/>ATGCAGCTTTCTCAGGTTTTTGGAATCAGGTTACATCTGTTTTGTCTCCTGCTGTG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GGAAAGGGCATCATTATAATAGAGGGCAATGCACTGTATGCAACAGAAGCTCCAT</text:p>
      <text:p text:style-name="Preformatted_20_Text">Masked <text:s text:c="9"/>TACAAGGAAAGGGCATCATTATAATAGAGGGCAATGCACTGTATGCAACAGAAGC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CTGAGAAGTGCTTGTCTGCTGATCGGGTGGGTGCAGGAGCCCCACTGTAGTACAGA</text:p>
      <text:p text:style-name="Preformatted_20_Text">Masked <text:s text:c="9"/>CACACTGAGAAGTGCTTGTCTGCTGATCGGGTGGGTGCAGGAGCCCCACTGTAGTA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CAGCATTTACTTGGAAAGGTGCAGAAGGAGAGCTACCTTGGAGTGGATGGATACT</text:p>
      <text:p text:style-name="Preformatted_20_Text">Masked <text:s text:c="9"/>GGCAGCAGCATTTACTTGGAAAGGTGCAGAAGGAGAGCTACCTTGGAGTGGATGG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TTAAAGGCCAAAACTGAAGTAAATTACAAAGAGTAACCCAGGCAAGCTAGGCTTC</text:p>
      <text:p text:style-name="Preformatted_20_Text">Masked <text:s text:c="9"/>CAGAATTAAAGGCCAAAACTGAAGTAAATTACAAAGAGTAACCCAGGCAAGCTAG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CTCATCATTCTTCTGCTGTGCAGCATTGCTACCTGTGAAGATACAGTCACCCAAA</text:p>
      <text:p text:style-name="Preformatted_20_Text">Masked <text:s text:c="9"/>AGTATCTCATCATTCTTCTGCTGTGCAGCATTGCTACCTGTGAAGATACAGTCAC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GGCCTTGGTTTTCAAAATGGATAAGTCATCCTACAGTGCTTTGGTATGTACAGT</text:p>
      <text:p text:style-name="Preformatted_20_Text">Masked <text:s text:c="9"/>ATTATTGGCCTTGGTTTTCAAAATGGATAAGTCATCCTACAGTGCTTTGGTATG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CGTCAAGAGACACGTTTTTCTATAACGTGATAGCTTTTCACTCACTGAGAGTCAG</text:p>
      <text:p text:style-name="Preformatted_20_Text">Masked <text:s text:c="9"/>CTAAGCGTCAAGAGACACGTTTTTCTATAACGTGATAGCTTTTCACTCACTGAGAG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TCATAGTGTGTGAAGTTGGGCACTAAAATGAATAGTCGCACTGGAAATTATAGGT</text:p>
      <text:p text:style-name="Preformatted_20_Text">Masked <text:s text:c="9"/>GAGTTTCATAGTGTGTGAAGTTGGGCACTAAAATGAATAGTCGCACTGGAAATTAT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TCTGAAACCAAACTGGCAAAGTGTTACACTCAGCAAGGTATGAATAGTTAGAGAC</text:p>
      <text:p text:style-name="Preformatted_20_Text"><text:soft-page-break/>Masked <text:s text:c="9"/>CTTCATCTGAAACCAAACTGGCAAAGTGTTACACTCAGCAAGGTATGAATAGTTAG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CACTTGTTTGCTTTTTCCAGCTGTACATTAGCCTTCTAGCAAATAACATGTTTAT</text:p>
      <text:p text:style-name="Preformatted_20_Text">Masked <text:s text:c="9"/>CTAAGCACTTGTTTGCTTTTTCCAGCTGTACATTAGCCTTCTAGCAAATAACATG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AGCTTTCTTTTAACTCAGGAAAACATTTAGACATTTGTTTAGGCTTACCGACAAT</text:p>
      <text:p text:style-name="Preformatted_20_Text">Masked <text:s text:c="9"/>TCATGAGCTTTCTTTTAACTCAGGAAAACATTTAGACATTTGTTTAGGCTTACCG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CAAGCTTAATACGCTCAGAAATTAGAAAGTCATACTGAAGCATTATGCCAATTTGA</text:p>
      <text:p text:style-name="Preformatted_20_Text">Masked <text:s text:c="9"/>TCCACAAGCTTAATACGCTCAGAAATTAGAAAGTCATACTGAAGCATTATGCCAA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CTGGTATGCCTTCGCTTCAAGTACGAAGGTCATGGTCACAATCTGAAAAGGGGA</text:p>
      <text:p text:style-name="Preformatted_20_Text">Masked <text:s text:c="9"/>GATGTGCTGGTATGCCTTCGCTTCAAGTACGAAGGTCATGGTCACAATCTGAAAAG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TGTCTTAATAAATTTTTGAGTTTTTTTCTCCTGGTAATTTTAAGCCAGCAAAGA</text:p>
      <text:p text:style-name="Preformatted_20_Text">Masked <text:s text:c="9"/>AAAAACTGTCTTAATAAATTTTTGAGTTTTTTTCTCCTGGTAATTTTAAGCCAGC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TAGGCAGTTAATCTGAGTAACAAGTACTTCTATGAAAGAGGCGGAAAACAGCTAG</text:p>
      <text:p text:style-name="Preformatted_20_Text">Masked <text:s text:c="9"/>AAAGTTAGGCAGTTAATCTGAGTAACAAGTACTTCTATGAAAGAGGCGGAAAAC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GCTTCCAAAATATTGATCTACAATTTAAATACAAACTCAATGTGATTTTAGTATG</text:p>
      <text:p text:style-name="Preformatted_20_Text">Masked <text:s text:c="9"/>AAAATGCTTCCAAAATATTGATCTACAATTTAAATACAAACTCAATGTGATTTTAG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TCAGGGTTATACTGGCATGTGGGTTTTTTTGACAG<text:span text:style-name="T1">CTCTTCAGAAAAAGCTTTTCT</text:span></text:p>
      <text:p text:style-name="Preformatted_20_Text">Masked <text:s text:c="9"/>CTGCTCAGGGTTATACTGGCATGTGGGTTTTTTTGACAG<text:span text:style-name="T1">CTCTTCAGAAAAAGCTTTT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GGGGAATGAGAGTACAGAAGGCTGTATCTCCAACAGGAGAAAGATGAGCAGCTGGAAC</text:span></text:p>
      <text:p text:style-name="Preformatted_20_Text">Masked <text:s text:c="9"/><text:span text:style-name="T1">CAGGGGAATGAGAGTACAGAAGGCTGTATCTCCAACAGGAGAAAGATGAGCAGCTGG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ATCGTTGCACTGTAACCCCTGCATCTAGAAGAAGG</text:span>GTAAGCTGTAACCGAATGTCTCC</text:p>
      <text:p text:style-name="Preformatted_20_Text">Masked <text:s text:c="9"/><text:span text:style-name="T1">GCATCGTTGCACTGTAACCCCTGCATCTAGAAGAAGG</text:span>GTAAGCTGTAACCGAATGT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CAAAGCAACAATCAAAAAAGCGTTATCAGTTTATGGGAAAATATCAAATTGCAGCT</text:p>
      <text:p text:style-name="Preformatted_20_Text">Masked <text:s text:c="9"/>ATACCAAAGCAACAATCAAAAAAGCGTTATCAGTTTATGGGAAAATATCAAATTG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ATAGCAGGTTTGTGATTCGATGAAACCCGTAATCATTTCAGACCTGAAGCCATA</text:p>
      <text:p text:style-name="Preformatted_20_Text">Masked <text:s text:c="9"/>CCTAAAATAGCAGGTTTGTGATTCGATGAAACCCGTAATCATTTCAGACCTGAAGC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AAGGGAAGACTGTGTCCAGATGTGCAGAGCTAGTCAAGTACTCCCACTGAAAATT</text:p>
      <text:p text:style-name="Preformatted_20_Text">Masked <text:s text:c="9"/>ATAATAAGGGAAGACTGTGTCCAGATGTGCAGAGCTAGTCAAGTACTCCCACT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GAAAGATTTTTATGGCCAGGTGGATATTCCTATTAAGAACACTACTTTTTCTTC</text:p>
      <text:p text:style-name="Preformatted_20_Text">Masked <text:s text:c="9"/>TCTGTGGAAAGATTTTTATGGCCAGGTGGATATTCCTATTAAGAACACTACTTTTTCT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TTAAACATTAAAGAAGCAGTCTTTTCAATTAGAATAGATTTTTCTTTTCTTAGGGGCC</text:p>
      <text:p text:style-name="Preformatted_20_Text">Masked <text:s text:c="9"/>TTTTAAACATTAAAGAAGCAGTCTTTTCAATTAGAATAGATTTTTCTTTTCTTAGG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AAGAGTACAAAAAAAAAAAAAAAAAAGAAAGACTTGAAAGTAGATAAAATATTT</text:p>
      <text:p text:style-name="Preformatted_20_Text">Masked <text:s text:c="9"/>TCTTTTAAGAGTACNNNNNNNNNNNNNNNNNNNNNNGACTTGAAAGTAGATAAAATATTT</text:p>
      <text:p text:style-name="Preformatted_20_Text"><text:s text:c="16"/>************** <text:s text:c="21"/>************************</text:p>
      <text:p text:style-name="Preformatted_20_Text"/>
      <text:p text:style-name="Preformatted_20_Text">Unmasked <text:s text:c="7"/>ATGATGTATTTCCTCCCAGGATTCAAAATACTGGAAATAATGACATAAATAAATAGATAA</text:p>
      <text:p text:style-name="Preformatted_20_Text">Masked <text:s text:c="9"/>ATGATGTATTTCCTCCCAGGATTCAAAATACTGG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GTAAGCATCTCTACATAGTTGCTAAGGTATATATTCTTTTTACAACATAAGCTGTCCCA</text:p>
      <text:p text:style-name="Preformatted_20_Text">Masked <text:s text:c="9"/>NNNNNGCATCTCTACATAGTTGCTAAGGTATATATTCTTTTTACAACATAAGCTGTCCCA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GCGGACTTTCAACCAATGATTTCACTGAAGATGCTTAATTTTGAAAAGTTATACGTTCAG</text:p>
      <text:p text:style-name="Preformatted_20_Text">Masked <text:s text:c="9"/>GCGGACTTTCAACCAATGATTTCACTGAAGATGCTTAATTTTGAAAAGTTATACG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ATTCCTTAGTTCTGGAAGTTCTCTTTTCTCTCTAAGAATATTAGAACTTTTATT</text:p>
      <text:p text:style-name="Preformatted_20_Text">Masked <text:s text:c="9"/>CTGAAAATTCCTTAGTTCTGGAAGTTCTCTTTTCTCTCTAAGAATATTAGAACT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TTCAAA<text:span text:style-name="T1">TTTCATACCAGAAGTGTTGAAGGTTTCAGA</text:span>CAGTTTGGCAGAAAAACGT</text:p>
      <text:p text:style-name="Preformatted_20_Text">Masked <text:s text:c="9"/>AATATTTCAAA<text:span text:style-name="T1">TTTCATACCAGAAGTGTTGAAGGTTTCAGA</text:span>NNNNNNNNNNNNNNNNNNN</text:p>
      <text:p text:style-name="Preformatted_20_Text"><text:s text:c="16"/>***************************************** <text:s text:c="18"/></text:p>
      <text:p text:style-name="Preformatted_20_Text"/>
      <text:p text:style-name="Preformatted_20_Text">Unmasked <text:s text:c="7"/>GACTGGTAGACAAGAAGCTGAACATGAGCCAGCACTTGCAGTCCAGAAGGCCAACTG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GGGCTGCATTGAAAGAGGGGTGGCCAGGTGGGAGAGGGAAGTGATTGTCCCC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AGCTCTTGTGAGGCCCCATCTGCAGTACTGCATCCACGTCTGGGGCTCCCAGT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GACACAGAGCTTTTGGAACGAGTCCCGAGGAGGGCCATTAAGATGATCAGAG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CACCTCTCCTGTGAGGAAAGGTTGAGGGAACTGGGCTTGTCTAGCTTGGACA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CTCTGGGGAGACCTCATTGTGGCCTTCCTGTATTTGAAACAAACTGGAGAGAG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GTTTACATAGGTTGATAGTGATAAGACAAGGGGGAATGGTTTAAAACTAAG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GTTTAGGTTAGATATTAGGAGGAAGTTTTTCACACAGAGGGTGGTGAGGCA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CAGGTTGCCCAAGGAGGCTGTGGATGCCCCATCCCTGGAGGCATTCAAGGCCAGG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GGCTCTGGGCAGCCTGATCTCGTGGTTGGCAACCCCTGTATGCAGGGTGTTG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ATGATCTTTGTGGTCCTTTTCAACCCAGGCCATTCTATGAT<text:span text:style-name="T1">ACGATATGTAGAGCTG</text:span></text:p>
      <text:p text:style-name="Preformatted_20_Text">Masked <text:s text:c="9"/>NNNNNNNNNNNNNNNNNNNNNNNNNNNNNNNNNNNNNNNNNNNN<text:span text:style-name="T1">ACGATATGTAGAGCTG</text:span></text:p>
      <text:p text:style-name="Preformatted_20_Text"><text:s text:c="60"/>****************</text:p>
      <text:p text:style-name="Preformatted_20_Text"/>
      <text:p text:style-name="Preformatted_20_Text">Unmasked <text:s text:c="7"/><text:span text:style-name="T1">TGAAATTGACCATATTCATCTCACAGAACCAGAACCAGACTGACTTTCAACGTAAATCTG</text:span></text:p>
      <text:p text:style-name="Preformatted_20_Text">Masked <text:s text:c="9"/><text:span text:style-name="T1">TGAAATTGACCATATTCATCTCACAGAACCAGAACCAGACTGACTTTCAACGTAAATC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TTTCTTTTTATTCCATAGTGGGTTGTGTTCTAATTCAGCAAAGGATGCTTTACAG</text:p>
      <text:p text:style-name="Preformatted_20_Text">Masked <text:s text:c="9"/>TTAGATTTCTTTTTATTCCATAGTGGGTTGTGTTCTAATTCAGCAAAGGATGCTT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TGAAGAAGTTCCCCCAGTTTCTATTTAAGTCAAACTGAATATACAAAAAGGGGCA</text:p>
      <text:p text:style-name="Preformatted_20_Text">Masked <text:s text:c="9"/>TTCTATGAAGAAGTTCCCCCAGTTTCTATTTAAGTCAAACTGAATATACAAAAAGG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TAGTAATTTTCTACTAGGGAATGCTTTCCCTAAGTAGTGCTTTAATGCTAGAG</text:p>
      <text:p text:style-name="Preformatted_20_Text">Masked <text:s text:c="9"/>TATGTTTTAGTAATTTTCTACTAGGGAATGCTTTCCCTAAGTAGTGCTTTAATGCT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TATCCAGTATGTAGATGTGTGGGTTGCAAACCCAAAACCGAAACATGCAAAATG</text:p>
      <text:p text:style-name="Preformatted_20_Text">Masked <text:s text:c="9"/>ATTAAATATCCAGTATGTAGATGTGTGGGTTGCAAACCCAAAACCGAAACATGC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GAAAAGGGTAATTCCTATGATCTCTCATTATAACTTTGGTCAGATTTATATTCTT</text:p>
      <text:p text:style-name="Preformatted_20_Text">Masked <text:s text:c="9"/>CTTAAGAAAAGGGTAATTCCTATGATCTCTCATTATAACTTTGGTCAGATTTATA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TTATTTTCATTCAGTGTTTTTTTAACTATCCATAATAGGAGTGTTCTTTCTTCT</text:p>
      <text:p text:style-name="Preformatted_20_Text">Masked <text:s text:c="9"/>TTCCTGTTATTTTCATTCAGTGTTTTTTTAACTATCCATAATAGGAGTGTTCTTT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ACATTTTCTACCTCGTACACAAGAACTGTTTTATGAAAAATCACTGACAAATATG</text:p>
      <text:p text:style-name="Preformatted_20_Text">Masked <text:s text:c="9"/>AGCATACATTTTCTACCTCGTACACAAGAACTGTTTTATGAAAAATCACTGACA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CTGAAGGAAAATTAATGAAATGGATGTAGAGGCTTAGTGTCTAAAGTGATAAGAC</text:p>
      <text:p text:style-name="Preformatted_20_Text">Masked <text:s text:c="9"/>CAGGACTGAAGGAAAATTAATGAAATGGATGTAGAGGCTTAGTGTCTAAAGTGATA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TCATCTGGGAACAAGGAAGCTTCTAGATTCAAAGATCTGAATTTGTAAAGTAATA</text:p>
      <text:p text:style-name="Preformatted_20_Text">Masked <text:s text:c="9"/>ACGTTTCATCTGGGAACAAGGAAGCTTCTAGATTCAAAGATCTGAATTTGTAAAG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TGGTATATGAATTAATGTAATTTTCAAGAAATATCACAAAAATGAAGTAGCATA</text:p>
      <text:p text:style-name="Preformatted_20_Text">Masked <text:s text:c="9"/>CAGGCATGGTATATGAATTAATGTAATTTTCAAGAAATATCACAAAAATGAAGTAG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ATGGTAATACCGCTAACCAAAGCAGAAAAGGAGAGATGATAGATGAATTTATAGT</text:p>
      <text:p text:style-name="Preformatted_20_Text">Masked <text:s text:c="9"/>AGTTAATGGTAATACCGCTAACCAAAGCAGAAAAGGAGAGATGATAGATGAATTTAT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CTGCTGACTGTCTTTTTTTCAACTACTGAAAAGTCCAGATATAGAATGAAAAACTAGA</text:p>
      <text:p text:style-name="Preformatted_20_Text">Masked <text:s text:c="9"/>CACTGCTGACTGTCTTTTTTTCAACTACTGAAAAGTCCAGATATAGAATGAAAAAC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GTATTTAATTATTAGTTCACAGCCATTGCATGACACCTACAGGTGAGTTAATTA</text:p>
      <text:p text:style-name="Preformatted_20_Text">Masked <text:s text:c="9"/>AAGAATGTATTTAATTATTAGTTCACAGCCATTGCATGACACCTACAGGTGAGTT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CAATATGTTGCTTTATTATGATGGACTAACTACCTCAAATCTTTAAAAAACAATTG</text:p>
      <text:p text:style-name="Preformatted_20_Text">Masked <text:s text:c="9"/>ATATCAATATGTTGCTTTATTATGATGGACTAACTACCTCAAATCTTTAAAAAAC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CAAAATTGTGTACCTGACCTTGGTACAATTATTTTTTCACTCTTACTTAGAATAC</text:p>
      <text:p text:style-name="Preformatted_20_Text">Masked <text:s text:c="9"/>TACAACAAAATTGTGTACCTGACCTTGGTACAATTATTTTTTCACTCTTACTTAG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ATTATAGTTCATATCCTCCAAACAGCAGTAATTTAAATAAATCAGAAATAATTAT</text:p>
      <text:p text:style-name="Preformatted_20_Text">Masked <text:s text:c="9"/>CAATTATTATAGTTCATATCCTCCAAACAGCAGTAATTTAAATAAATCAGAAATA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GATTTCTTGATATTGAATTAATATTTTCCTGTGTTCTCCTAAAACACAATTAAAA</text:p>
      <text:p text:style-name="Preformatted_20_Text">Masked <text:s text:c="9"/>CTCTTGATTTCTTGATATTGAATTAATATTTTCCTGTGTTCTCCTAAAACACAA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TCTATTAATGAAAAAGAATATAGAAACAATTAGAAGACATAATAACATTTTGTA</text:p>
      <text:p text:style-name="Preformatted_20_Text">Masked <text:s text:c="9"/>CAACAATCTATTAATGAAAAAGAATATAGAAACAATTAGAAGACATAATAACAT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GAGCAGTTCTCACACAAGTTACTTTTCTTAGCTATCTCAGTAAACTAAAAATTAA</text:p>
      <text:p text:style-name="Preformatted_20_Text">Masked <text:s text:c="9"/>ATAGAGAGCAGTTCTCACACAAGTTACTTTTCTTAGCTATCTCAGTAAACTAAA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GCAGTATGGCTTTTTTTTTCCATTTGAAGAAAAGAGCGAAAATTGCTCATTAAGT</text:p>
      <text:p text:style-name="Preformatted_20_Text">Masked <text:s text:c="9"/>ACTTAGCAGTATGGCTTTTTTTTTCCATTTGAAGAAAAGAGCGAAAATTGCTCATT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AGAGTACAAAGGGAAAGATCTCAGTGAAGAATATCTGGGAGTATCATTTAAGGT</text:p>
      <text:p text:style-name="Preformatted_20_Text">Masked <text:s text:c="9"/>AATGAAAGAGTACAAAGGGAAAGATCTCAGTGAAGAATATCTGGGAGTATCATTTA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CTGGAAGAAAAAGAAAGATTTATTTTTATATTAG<text:span text:style-name="T1">GTTGATGCATGAAGTGACAATT</text:span></text:p>
      <text:p text:style-name="Preformatted_20_Text">Masked <text:s text:c="9"/>CTAACTGGAAGAAAAAGAAAGATTTATTTTTATATTAG<text:span text:style-name="T1">GTTGATGCATGAAGTGACAA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GTGTAACAAAGATGATGACTGTTGAGATTTTTCTAATGAACTGTAAATTTGTACCAC</text:span></text:p>
      <text:p text:style-name="Preformatted_20_Text">Masked <text:s text:c="9"/><text:span text:style-name="T1">TGTGTGTAACAAAGATGATGACTGTTGAGATTTTTCTAATGAACTGTAAATTTGTAC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TGCCATGCCATAATGATCACATTGACAGGCAGGAAGTTGGCAGGAAGGGGAAGA</text:span><text:span text:style-name="T2">GTA</text:span></text:p>
      <text:p text:style-name="Preformatted_20_Text">Masked <text:s text:c="9"/><text:span text:style-name="T1">AGTTGCCATGCCATAATGATCACATTGACAGGCAGGAAGTTGGCAGGAAGGGGAAGA</text:span><text:span text:style-name="T2">G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TGAACAAAACCATAGTTTTGGGCACTGTGAAGACTCTAAAACTGTCTCAAAAGGC</text:p>
      <text:p text:style-name="Preformatted_20_Text">Masked <text:s text:c="9"/>TGTAATGAACAAAACCATAGTTTTGGGCACTGTGAAGACTCTAAAACTGTCTCAA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AAACAGAAAATACAGGCATTCCCGGAAGTGGAATCACATTCTAATTTGTGTACT</text:p>
      <text:p text:style-name="Preformatted_20_Text"><text:soft-page-break/>Masked <text:s text:c="9"/>AAGAAAAAACAGAAAATACAGGCATTCCCGGAAGTGGAATCACATTCTAATTTG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CAACATAGCTTTTGGAAGAACACTGACAACTGTTTTATGTTGTGTACTTAAAGA</text:p>
      <text:p text:style-name="Preformatted_20_Text">Masked <text:s text:c="9"/>GAAATGCAACATAGCTTTTGGAAGAACACTGACAACTGTTTTATGTTGTGTACTT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AATATCCAGACAGTGAACTCTAAGTAAATCAAGCATTATGCTAATATACAGAGTC</text:p>
      <text:p text:style-name="Preformatted_20_Text">Masked <text:s text:c="9"/>TGATAAATATCCAGACAGTGAACTCTAAGTAAATCAAGCATTATGCTAATATACA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AAATATGATATGAATATTCTTACAGTTATTATTTAGATGTTATTGTTATTATTG</text:p>
      <text:p text:style-name="Preformatted_20_Text">Masked <text:s text:c="9"/>ATANNNNNNNNNNNNNNNNNNNNNNNNNNNNNNNNNNNNNNNNNNNNNNNNNNNNNNNNN</text:p>
      <text:p text:style-name="Preformatted_20_Text"><text:s text:c="16"/>*** <text:s text:c="56"/></text:p>
      <text:p text:style-name="Preformatted_20_Text"/>
      <text:p text:style-name="Preformatted_20_Text">Unmasked <text:s text:c="7"/>TTGTTGTTGTTGTTGTTATTACTAAGTAGCATTTCATAAGGAATCGATCATTCCCAATTA</text:p>
      <text:p text:style-name="Preformatted_20_Text">Masked <text:s text:c="9"/>NNNNNNNNNNNNNNNNNNNNNNNNAGTAGCATTTCATAAGGAATCGATCATTCCCAATTA</text:p>
      <text:p text:style-name="Preformatted_20_Text"><text:s text:c="40"/>************************************</text:p>
      <text:p text:style-name="Preformatted_20_Text"/>
      <text:p text:style-name="Preformatted_20_Text">Unmasked <text:s text:c="7"/>CTTTACTTACACACTGCCTGCAGCTTTTGTTTTTCAGAATTACATTCTTCACTTCCCCAG</text:p>
      <text:p text:style-name="Preformatted_20_Text">Masked <text:s text:c="9"/>CTTTACTTACACACTGCCTGCAGCTTTTGTTTTTCAGAATTACATTCTTCACTTCC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GAAAGAGAAGAAAACATAGTATACTACAGTACCACCTTGTGTTGAGAGGAAAAGG</text:p>
      <text:p text:style-name="Preformatted_20_Text">Masked <text:s text:c="9"/>AAAGTGAAAGAGAAGAAAACATAGTATACTACAGTACCACCTTGTGTTGAGAGGA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GCCTGCATTTCACTGTGGAACAGCATGACTGCCCAACAGTCATCCGTTGTAGCAA</text:p>
      <text:p text:style-name="Preformatted_20_Text">Masked <text:s text:c="9"/>GTGCAGCCTGCATTTCACTGTGGAACAGCATGACTGCCCAACAGTCATCCGTTGT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AAATAAGCTTTATAGGCATTTTTAGAAGCAGGGATTTTTTTAATTATTTCTATTCT</text:p>
      <text:p text:style-name="Preformatted_20_Text">Masked <text:s text:c="9"/>GGAGAAATAAGCTTTATAGGCATTTTTAGAAGCAGGGATTTTTTTAATTATTTC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ATTACTGAAGGTTTTCATGAGACGTGTAGAAGTTTATTAGTGATGCTGGCAACTT</text:p>
      <text:p text:style-name="Preformatted_20_Text">Masked <text:s text:c="9"/>AATAAATTACTGAAGGTTTTCATGAGACGTGTAGAAGTTTATTAGTGATGCTGGCA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ACTTGAAACCCATTTTCCACACTCAGCTACGTACAGGGACATGTGCTGGCCATAA</text:p>
      <text:p text:style-name="Preformatted_20_Text">Masked <text:s text:c="9"/>GCATAACTTGAAACCCATTTTCCACACTCAGCTACGTACAGGGACATGTGCTGGC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TGATCCTTGGAAAGACTGAAAACTTTATAGATAGAATATGATACAACATGATAG</text:p>
      <text:p text:style-name="Preformatted_20_Text">Masked <text:s text:c="9"/>ATATTGTGATCCTTGGAAAGACTGAAAACTTTATAGATAGAATATGATACAACAT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CAGGACAAATAAACAAAATACAATATGGAATCTCCAAAGAAGCAATTGCTTCTAT</text:p>
      <text:p text:style-name="Preformatted_20_Text">Masked <text:s text:c="9"/>AAAGGCAGGACAAATAAACAAAATACAATATGGAATCTCCAAAGAAGCAATTGCTT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TCTGCTGAACATTGGTATATAGGTATAGAGAACTACACCCCATGTGGTCACTTTT</text:p>
      <text:p text:style-name="Preformatted_20_Text">Masked <text:s text:c="9"/>AAGTATCTGCTGAACATTGGTATATAGGTATAGAGAACTACACCCCATGTGGTCA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TTTGAGATGGTTGAGATTTCCTCTTCTGCAGAGAATTCTACTACTTCTCCAAGTC</text:p>
      <text:p text:style-name="Preformatted_20_Text">Masked <text:s text:c="9"/>GGGGGTTTGAGATGGTTGAGATTTCCTCTTCTGCAGAGAATTCTACTACTTCTCCAAG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TCCCTGAGAGAAGAGACAAAACTGGGAGTAGCTGTGTCCAGCTTATATGTGGATTTTG</text:p>
      <text:p text:style-name="Preformatted_20_Text">Masked <text:s text:c="9"/>ACTCCCTGAGAGAAGAGACAAAACTGGGAGTAGCTGTGTCCAGCTTATATGTGGA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TCTTGATACCAATCCCATCAGCAAACAAAATACCATGAGTTCTGGGAAAAAATAA</text:p>
      <text:p text:style-name="Preformatted_20_Text">Masked <text:s text:c="9"/>TGCACTCTTGATACCAATCCCATCAGCAAACAAAATACCATGAGTTCTGGGAAA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TAAATCAAGGCTAAAAGTAGCTGTTGATATGTTCTTTTTGAATCTACATGAATCA</text:p>
      <text:p text:style-name="Preformatted_20_Text">Masked <text:s text:c="9"/>ACAAATAAATCAAGGCTAAAAGTAGCTGTTGATATGTTCTTTTTGAATCTACA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TGTTTGTAAATATTTAGCAGATTTTTTCTACTTTTTTTTTTTTTCAAACTTTATT</text:p>
      <text:p text:style-name="Preformatted_20_Text">Masked <text:s text:c="9"/>CCTTATGTTTGTAAATATTTAGCAGATTTTTTCTACTTTTTTTTTTTTTCAAAC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TGCTTTCACTGAATTCAGTCTTAGGTTAATTTATTTCCAATCACATGTGTTCTTAG</text:p>
      <text:p text:style-name="Preformatted_20_Text">Masked <text:s text:c="9"/>CAAGTGCTTTCACTGAATTCAGTCTTAGGTTAATTTATTTCCAATCACATGTGTTC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CAGATTGAGATATTTTAAGTCTAATTTTTATAGGCTGGCTGTCCAGAAGTTTTAG</text:p>
      <text:p text:style-name="Preformatted_20_Text">Masked <text:s text:c="9"/>ATATTCAGATTGAGATATTTTAAGTCTAATTTTTATAGGCTGGCTGTCCAGAAGT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GGGGGAGTAAAAATTAAAGATTTTTAATGGTTGCCCTCACACTGCAGAAACTCAG</text:p>
      <text:p text:style-name="Preformatted_20_Text">Masked <text:s text:c="9"/>GGGGGGGGGGAGTAAAAATTAAAGATTTTTAATGGTTGCCCTCACACTGCAGAAA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CAGAGATACTTCTGAAATCATATTCTCATTTTCACACAGCTGGTGTGCCCATCTG</text:p>
      <text:p text:style-name="Preformatted_20_Text">Masked <text:s text:c="9"/>AGCACCAGAGATACTTCTGAAATCATATTCTCATTTTCACACAGCTGGTGTGCCC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CATGGCATATCCAGACAGCTATGAGAAGGACACAGTCTGTGAGCAACCTGGGAGC</text:p>
      <text:p text:style-name="Preformatted_20_Text">Masked <text:s text:c="9"/>TGAGACATGGCATATCCAGACAGCTATGAGAAGGACACAGTCTGTGAGCAACCTGG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CATCAGGACGTGTAAGGTAGTGTGACCAAACAAGGGAATACACAAATCATCAAAG</text:p>
      <text:p text:style-name="Preformatted_20_Text">Masked <text:s text:c="9"/>TCTCACATCAGGACGTGTAAGGTAGTGTGACCAAACAAGGGAATACACAAATCAT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TGTAGCAAAAACAAGGTTTTTGTTGGATTTTGTGTTTGCTGCCTTCTCAACATCT</text:p>
      <text:p text:style-name="Preformatted_20_Text">Masked <text:s text:c="9"/>AAAAGTGTAGCAAAAACAAGGTTTTTGTTGGATTTTGTGTTTGCTGCCTTCTCA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CCCTGCTCTGTGGCCCATACACTGGCTCTCCACAACTTGGGGATCTTGAGATCATG</text:p>
      <text:p text:style-name="Preformatted_20_Text">Masked <text:s text:c="9"/>GGTTCCCTGCTCTGTGGCCCATACACTGGCTCTCCACAACTTGGGGATCTTGAGAT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CACACTGCCTGAATGCAGAGCACGAATGATGCCCTCGGGAACCAGGCAAAGGAAT</text:p>
      <text:p text:style-name="Preformatted_20_Text">Masked <text:s text:c="9"/>CTGTACACACTGCCTGAATGCAGAGCACGAATGATGCCCTCGGGAACCAGGCAAAG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CAGCTTATGGGCCCAGCATTTGCCAGGTCTGATTACAAGCTCAGAATATCAAAT</text:p>
      <text:p text:style-name="Preformatted_20_Text">Masked <text:s text:c="9"/>GCAAGGCAGCTTATGGGCCCAGCATTTGCCAGGTCTGATTACAAGCTCAGAATAT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GGCTTTTTTTTCCTCAGTTTGTGGAGAAATCTAAACAAGAATCAAGAAAGTTGCA</text:p>
      <text:p text:style-name="Preformatted_20_Text">Masked <text:s text:c="9"/>TTCAGGGCTTTTTTTTCCTCAGTTTGTGGAGAAATCTAAACAAGAATCAAGAAAGTTG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TCTTCCATCCATGAAAAATAAAAATCACAGAATCACAGAATTGTAGGGGTTGGAAGGG</text:p>
      <text:p text:style-name="Preformatted_20_Text">Masked <text:s text:c="9"/>TTTCTTCCATCCATGAAAAATANNNNNNNNNNNNNNNNNNNNNNNNNNNNNNNNNNNNNN</text:p>
      <text:p text:style-name="Preformatted_20_Text"><text:s text:c="16"/>********************** <text:s text:c="37"/></text:p>
      <text:p text:style-name="Preformatted_20_Text"/>
      <text:p text:style-name="Preformatted_20_Text">Unmasked <text:s text:c="7"/>GCCTCTAGAAATCATTATCTAGTCTAGCCCCCCCCCCTGCAAAGCAGGCACCCTAG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GCACAGGTAAGCACCCAGGCAGGTCTTGAACATCTCCAGAGAAGGAGACTCC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CCTGGGCAGCCTGTTCCAGTGCTCCGTCACCTCACTGTGAAGAAGTTCTTGCT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GTGTGGAACTTCCCACGCTTTAGTTTGTGGCCATTTCCCCTCATTGTCACAC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AAAGATTCTGGCCTTGTTCCTTTGCCTCCCGCACCTTAGATATTTATAGACA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GATCCCCTCTGACTTCTTTTCTCAAGGCTGAACAGACCCAGGTTGCTCAGCC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TAATAGAGGTGCTCCAGGTCCTTTATCATCTTTGTGGCCCTCCGCTGGACTCT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AAATCATTTTGTTTACTGTCTACCTAACATCAATACTGCTCACTGAAGCATGTTC</text:p>
      <text:p text:style-name="Preformatted_20_Text">Masked <text:s text:c="9"/>NGGANNNNNNNNNNNNNNNNNNNNNNNNNNNNNNNNNNNNNNNNNNNNNNNNNNNNNNNN</text:p>
      <text:p text:style-name="Preformatted_20_Text"><text:s text:c="17"/>*** <text:s text:c="55"/></text:p>
      <text:p text:style-name="Preformatted_20_Text"/>
      <text:p text:style-name="Preformatted_20_Text">Unmasked <text:s text:c="7"/>CTTAGTACTGTTATCTACAGGCTTCTTGGTTTCTTGAAAATCTACAGAGGCAGTGA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CCTCCATGGACAGCCTGTTCCAGTGCCTGACCACTCTTTCAGGGAAGAAATT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TATCCAACCTGAAAGTCCCTGCACAACATGAGGCTATTCCCTCTCATCCTAT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ACTTGGAAAAAGAGGCCAACTACCAACTCATCACAACCTCCTTTCAGGTAGTTG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CAATAAGGTCTCTCCTGAGCCTCCTCTAGACTAATCCCTGTTCCCTCAGCTA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TACAGCATGTGCTCCAGTCCTCTCAGCACCTTCAATGAACACTGAAAACTTTCAAGG</text:p>
      <text:p text:style-name="Preformatted_20_Text">Masked <text:s text:c="9"/>NNNNNNNNNNNNNNNNNNNNNNNNNNNNNNNNNNNNAATGAACACTGAAAACTTTCAAGG</text:p>
      <text:p text:style-name="Preformatted_20_Text"><text:soft-page-break/><text:s text:c="52"/>************************</text:p>
      <text:p text:style-name="Preformatted_20_Text"/>
      <text:p text:style-name="Preformatted_20_Text">Unmasked <text:s text:c="7"/>AGAAAAATCAAACACCTTACTAAAGTTTAGAATTTTTTTTGGTCAAAATATATTTTTCTA</text:p>
      <text:p text:style-name="Preformatted_20_Text">Masked <text:s text:c="9"/>AGAAAAATCAAACACCTTACTAAAGTTTAGAATTTTTTTTGGTCAAAATATATT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AAAATGCCATTCAGCCTCTACTAACACTTTCAACCTTATCAAGCTAAAATACTTAA</text:p>
      <text:p text:style-name="Preformatted_20_Text">Masked <text:s text:c="9"/>CTATAAAATGCCATTCAGCCTCTACTAACACTTTCAACCTTATCAAGCTAAAATAC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CTAAAAGCAGCAAAATTTATATAGCATTAGAATAAAGGCAGAAGCAGCCTAGGGA</text:p>
      <text:p text:style-name="Preformatted_20_Text">Masked <text:s text:c="9"/>TTTCTCTAAAAGCAGCAAAATTTATATAGCATTAGAATAAAGGCAGAAGCAGCCT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GAACAGTAAAGGATTTTGCACACGCTGAACACAAAGAATATCTGCATTAACTAAA</text:p>
      <text:p text:style-name="Preformatted_20_Text">Masked <text:s text:c="9"/>CATCAGAACAGTAAAGGATTTTGCACACGCTGAACACAAAGAATATCTGCATTA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TCAGATAGATGTAGAGGCCCAGAGATTTCCTCTAGACCTAAAAGCATTTGAGTC</text:p>
      <text:p text:style-name="Preformatted_20_Text">Masked <text:s text:c="9"/>CTTTCTTCAGATAGATGTAGAGGCCCAGAGATTTCCTCTAGACCTAAAAGCATTT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GGTTTAAGATGCCTTAAATGGTGCCAGCTGATGCAGTGGTCAGCTGCTAAATTCCTT</text:p>
      <text:p text:style-name="Preformatted_20_Text">Masked <text:s text:c="9"/>AGCGGTTTAAGATGCCTTAAATGGTGCCAGCTGATGCAGTGGTCAGCTGCTAAATT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CACCCCCTACTAGGCGCTGCTGTTAAGGAAGATATGTAAGAGCTGTGGATAATAA</text:p>
      <text:p text:style-name="Preformatted_20_Text">Masked <text:s text:c="9"/>TTACACACCCCCTACTAGGCGCTGCTGTTAAGGAAGATATGTAAGAGCTGTGG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GTTTGTAAGGCAAGTGCCTTAACTGCAGCTATTTCACAAGATGTCATATGTCACAA</text:p>
      <text:p text:style-name="Preformatted_20_Text">Masked <text:s text:c="9"/>TGGGGTTTGTAAGGCAAGTGCCTTAACTGCAGCTATTTCACAAGATGTCATATGT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GCTAGGATACGTACTTTAGGATATTATGTAAAACTGAACGGTGTAATTTAAAAT</text:p>
      <text:p text:style-name="Preformatted_20_Text">Masked <text:s text:c="9"/>ACAGCAGCTAGGATACGTACTTTAGGATATTATGTAAAACTGAACGGTGTAATT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GTAGAATGTATGAGTTGTGTGCCTCAAAGGGATATTTCTTCTGTTCAGTTTTCAT</text:p>
      <text:p text:style-name="Preformatted_20_Text">Masked <text:s text:c="9"/>TAGATGTAGAATGTATGAGTTGTGTGCCTCAAAGGGATATTTCTTCTGTTCAGT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ATTTTAGAGTGTTTGCTGTGTTTCATTTCATTTTTAATTAGAGCTGTGCCCTTC</text:p>
      <text:p text:style-name="Preformatted_20_Text">Masked <text:s text:c="9"/>TTTATTATTTTAGAGTGTTTGCTGTGTTTCATTTCATTTTTAATTAGAGCTGTGC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ATAGTCTGAGAATAGCAGAGAGTGATCCAGAATAAGAGAGAATTTAGTTCTGTT</text:p>
      <text:p text:style-name="Preformatted_20_Text">Masked <text:s text:c="9"/>ATGCAAATAGTCTGAGAATAGCAGAGAGTGATCCAGAATAAGAGAGAATTTAGT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ATAAATGAAAGCAAAACTCCATCTGATCATAGTGGGTATGCAGGAATAGCTTCC</text:p>
      <text:p text:style-name="Preformatted_20_Text">Masked <text:s text:c="9"/>CTGAAAATAAATGAAAGCAAAACTCCATCTGATCATAGTGGGTATGCAGGAATAGC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CTGGCAAGCCATATTATTTATTCCATTATTAAAGTTGAGATCTTTACATAATATA</text:p>
      <text:p text:style-name="Preformatted_20_Text">Masked <text:s text:c="9"/>ATTATCTGGCAAGCCATATTATTTATTCCATTATTAAAGTTGAGATCTTTACAT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AAGATTTTCTTGCCAAATTGATCTCAAAAGTAAGCACGTCTTGGTGCTTCCTCT</text:p>
      <text:p text:style-name="Preformatted_20_Text"><text:soft-page-break/>Masked <text:s text:c="9"/>CCTAAAAAGATTTTCTTGCCAAATTGATCTCAAAAGTAAGCACGTCTTGGTG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CTCAGCTCTTGTGAGGCCCCATCTTGCAGTACTGCATCCACGTCTGGGGCCCCCAG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AAAGACACAGAGCTCTTGAAACGAGTCCAGGGGAGGGCCACTAAGATGATCAG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GAGCACCTCTCCAATGAGGAAAGGTTGAGGGAACTGGGCTTGTCTAGCTTGG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AAGCTCTGGGGAGACCTCATTGTGGCCTTCCAGTACTTCAAGGAAGTGTATAA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GGGAACAGCTGTTTACATGGATTGATAGTGATAGGATAAGGGAGAGTGGTTTT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GACAGGAGAGGTTTAGGTTAGATATTAGGAGGAAGTTTTTCACACAGAAGGT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CTGGAACAGGTTGCCCAAGGAGGCTGTGGATGCCCCATCCCTGGAGGCATT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AGGCTGGATGTGGCTCTGGGCAGCCTGGTCTGGTGGTTGGCGACCCCTGTATG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TTGAAATTAGATGATCTTTGTAGTCCTTTTCAACCCAGGCCATTCTGTGATTT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CAGTCTGGAGAAGAGAAGGCTATGAGATGACTTAATAGCAGGCTTTCAGTATCT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AGCTACATGAAATAAGGGAACAGACTGTTTAGCAGGGTTTGTGGTGATTGA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AATGTCTTCAAGCCCAAAAAGGGTACATTTAGATAGCAGATAGGAAAAAAGT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ACAGAGAGTGGTGAGACACTGGAACAGGTTGTCCAGAGTTGTGGTTGATTTG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TGGGGACTTTCAAGGCCAGTGTGGATCAGTCCCTGTGCAGCCTGATCTAGCTG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GTGCCCCTGTTTACTGCAGGAGAGATGGACTAGATGCCCTTTGAAGGTCCTTCCAATTCT</text:p>
      <text:p text:style-name="Preformatted_20_Text">Masked <text:s text:c="9"/>NNNNNNNNNNNNNNNNNNNNNNNNNNNNNNNNNNNNNNNNNNNNNNNNNNNNNNNNNNNT</text:p>
      <text:p text:style-name="Preformatted_20_Text"><text:s text:c="75"/>*</text:p>
      <text:p text:style-name="Preformatted_20_Text"/>
      <text:p text:style-name="Preformatted_20_Text">Unmasked <text:s text:c="7"/>AAGTACTCTATGATTCTGTGATTCTATGATTCTATGATTCTATGATTCTGTGATCCAGAT</text:p>
      <text:p text:style-name="Preformatted_20_Text">Masked <text:s text:c="9"/>AAGTACNNNNNNNNNNNNNNNNNNNNNNNNNNNNNNNNNNNNNNNNNNNNNNNNCCAGAT</text:p>
      <text:p text:style-name="Preformatted_20_Text"><text:s text:c="16"/>****** <text:s text:c="47"/>******</text:p>
      <text:p text:style-name="Preformatted_20_Text"/>
      <text:p text:style-name="Preformatted_20_Text">Unmasked <text:s text:c="7"/>CAGTGAGGTTTAGGCCTATATGACCTTTCTTCCTTCACTTTTTGTACGTAGAAATTCTGT</text:p>
      <text:p text:style-name="Preformatted_20_Text">Masked <text:s text:c="9"/>CAGTGAGGTTTAGGCCTATATGACCTTTCTTCCTTCACTTTTTGTACGTAGAAA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ATTGAGCTTTAATATACTGCTGGACAAGAATAGCTCTATTTTTCTGATGTTATC</text:p>
      <text:p text:style-name="Preformatted_20_Text">Masked <text:s text:c="9"/>AACAGTATTGAGCTTTAATATACTGCTGGACAAGAATAGCTCTATTTTTCTGATGT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TGAAGAGATGAAGAATCAAAAGTCAGTGCACAGAAATACAGTTCAGCTTATTAGA</text:p>
      <text:p text:style-name="Preformatted_20_Text">Masked <text:s text:c="9"/>AGCCATGAAGAGATGAAGAATCAAAAGTCAGTGCACAGAAATACAGTTCAGCTTA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AAAATGACTATGATTTAAAACATTCAGGAAAATCTGGGCCACAAGGAGAAGTGCA</text:p>
      <text:p text:style-name="Preformatted_20_Text">Masked <text:s text:c="9"/>GGAAGAAAATGACTATGATTTAAAACATTCAGGAAAATCTGGGCCACAAGGAGAA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TAGGTAATGAAGCCTGAGTACTCAAAAACTTGGGAACCTTGAGAATGAAAAACAA</text:p>
      <text:p text:style-name="Preformatted_20_Text">Masked <text:s text:c="9"/>TTTGGTAGGTAATGAAGCCTGAGTACTCAAAAACTTGGGAACCTTGAGAATGA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AGTATTTTTTCTTTTATAATTCAGCCAAAGATTAGACAAAACATTATGTTATA</text:p>
      <text:p text:style-name="Preformatted_20_Text">Masked <text:s text:c="9"/>AAAACAAAGTATTTTTTCTTTTATAATTCAGCCAAAGATTAGACAAAACATTATG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TGTTCTCAGAGATCATAAATTGAATGAATGCTAATTCACTGTCATTTGTCCTTCAT</text:p>
      <text:p text:style-name="Preformatted_20_Text">Masked <text:s text:c="9"/>GACATGTTCTCAGAGATCATAAATTGAATGAATGCTAATTCACTGTCATTTGTCC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AGTGTATCCCAAACAAATGCTGTTAAAAATTCTGTTAGGTCTCTGATAATAAGGA</text:p>
      <text:p text:style-name="Preformatted_20_Text">Masked <text:s text:c="9"/>AGTGCAGTGTATCCCAAACAAATGCTGTTAAAAATTCTGTTAGGTCTCTGATAA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GGATTTTGCTGATAACTTTTCCTGTGAAGGCTGGATAGACCACATACACTTTCA</text:p>
      <text:p text:style-name="Preformatted_20_Text">Masked <text:s text:c="9"/>AAACAAGGATTTTGCTGATAACTTTTCCTGTGAAGGCTGGATAGACCACATACA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GAAGTGAACAGTGAAGGACAAAGAGCGTTTTTGACTCTCTCCAGTACAGTACAT</text:p>
      <text:p text:style-name="Preformatted_20_Text">Masked <text:s text:c="9"/>AAAAAGGAAGTGAACAGTGAAGGACAAAGAGCGTTTTTGACTCTCTCCAGTACAG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TAGCAGAACTGTAAAGACAGAGAGGCTGAAACCATGGTAAGCTCTATTCATTTT</text:p>
      <text:p text:style-name="Preformatted_20_Text">Masked <text:s text:c="9"/>ACTCTTTAGCAGAACTGTAAAGACAGAGAGGCTGAAACCATGGTAAGCTCTATT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TATTATATGAATGCATAATATTTAGTATTAAAACTATATGGGATGCAACTGTAAA</text:p>
      <text:p text:style-name="Preformatted_20_Text">Masked <text:s text:c="9"/>CTGTTTATTATATGAATGCATAATATTTAGTATTAAAACTATATGGGATGCAACT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AAACATATTTCTTATAATTTTCAATTCAGTTTCTTGCAGCTCACTTCCTGCTTTT</text:p>
      <text:p text:style-name="Preformatted_20_Text">Masked <text:s text:c="9"/>ACTTTAAACATATTTCTTATAATTTTCAATTCAGTTTCTTGCAGCTCACTTCCTGCT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GGGAATGAAGAAACTTTAGTTTTTTCTGTTTCTTCACCATATGAACCAGTTTGTGTGT</text:p>
      <text:p text:style-name="Preformatted_20_Text">Masked <text:s text:c="9"/>GAGGGAATGAAGAAACTTTAGTTTTTTCTGTTTCTTCACCATATGAACCAGTTTG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CTTACAGATTCTGAAATTCAAAAGTAAGGAAGAGACAATTGTTTCTTTCAAGACTA</text:p>
      <text:p text:style-name="Preformatted_20_Text">Masked <text:s text:c="9"/>GTGTCTTACAGATTCTGAAATTCAAAAGTAAGGAAGAGACAATTGTTTCTTTCAA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AAATTAAGTTTGTAGATCGAGAGGAATTCTGCAGACAGGTGTCAATATGATACC</text:p>
      <text:p text:style-name="Preformatted_20_Text">Masked <text:s text:c="9"/>AGCTGAAAATTAAGTTTGTAGATCGAGAGGAATTCTGCAGACAGGTGTCAATATG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GAAACGAGAGTAAAGCTCTTTAACAATTTTTCCAGGAAGACATTGTACTTTCCT</text:p>
      <text:p text:style-name="Preformatted_20_Text">Masked <text:s text:c="9"/>AAGCCAGAAACGAGAGTAAAGCTCTTTAACAATTTTTCCAGGAAGACATTGTA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AGAAGAACTTTGAAGCTAAAAACAAACAAGATTTGTGCTTCTAGGTGTAAATTTG</text:p>
      <text:p text:style-name="Preformatted_20_Text">Masked <text:s text:c="9"/>CATTCAGAAGAACTTTGAAGCTAAAAACAAACAAGATTTGTGCTTCTAGGTGTA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CAGACATATTTCTTTTAACTAATATCTGTTCTTTTTTCATAAAAAGATTATTTAA</text:p>
      <text:p text:style-name="Preformatted_20_Text">Masked <text:s text:c="9"/>CAGTACAGACATATTTCTTTTAACTAATATCTGTTCTTTTTTCATAAAAAGAT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AAAATCTACATACTTGCAGATGTTTTTCTAAGTATTTATTAGTAAATTGAATCA</text:p>
      <text:p text:style-name="Preformatted_20_Text">Masked <text:s text:c="9"/>AATTCAAAAATCTACATACTTGCAGATGTTTTTCTAAGTATTTATTAGTAAAT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TCAAGTCAAATGGTTTTAAAGATGTTAAAAGTTGTATAGTCTGAATAGCTTTTT</text:p>
      <text:p text:style-name="Preformatted_20_Text">Masked <text:s text:c="9"/>ACAATTTCAAGTCAAATGGTTTTAAAGATGTTAAAAGTTGTATAGTCTGAATAG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CACCTTTTCCTGAGGAAATATTTTAGAACTCTTGGAGTATCTTGTATACTTTTGCC</text:p>
      <text:p text:style-name="Preformatted_20_Text">Masked <text:s text:c="9"/>ACACCACCTTTTCCTGAGGAAATATTTTAGAACTCTTGGAGTATCTTGTATACTT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AAATATGTTCATGCAAAGCTATCTCTAAAGAGCTTTTCTTTATTTGAATCTGCTT</text:p>
      <text:p text:style-name="Preformatted_20_Text">Masked <text:s text:c="9"/>GTGGTAAATATGTTCATGCAAAGCTATCTCTAAAGAGCTTTTCTTTATTTGAATC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GTTTAAGAGGAAAAAGGCAGTTTATAAAACCTAGAGAGGATCCCAAGCCATAGAA</text:p>
      <text:p text:style-name="Preformatted_20_Text">Masked <text:s text:c="9"/>ATCTGGTTTAAGAGGAAAAAGGCAGTTTATAAAACCTAGAGAGGATCCCAAGCCA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TATCTTCATGGGCAAAGAGGTCTAATGTGCATCACAAGTAGGACAAGAAGAATGA</text:p>
      <text:p text:style-name="Preformatted_20_Text">Masked <text:s text:c="9"/>TTTAGTATCTTCATGGGCAAAGAGGTCTAATGTGCATCACAAGTAGGACAAGAAG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GAAACAGGATTGAATGCAGAACACAGTTTACATTTAACAGTGTTTCGCAAAGCT</text:p>
      <text:p text:style-name="Preformatted_20_Text">Masked <text:s text:c="9"/>CAGTGTGAAACAGGATTGAATGCAGAACACAGTTTACATTTAACAGTGTTTCGCA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GGTTTGGGCAGAGGCTGTCTCTGTTTTACACAAAGATTGAGTTCTTCCTGAATCT</text:p>
      <text:p text:style-name="Preformatted_20_Text">Masked <text:s text:c="9"/>TGGAGGGTTTGGGCAGAGGCTGTCTCTGTTTTACACAAAGATTGAGTTCTTCCTG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ATGGCCTCAAAAGTGTTTCAGTAATAGTTTGGATATTTGAAATATAAAATAGAC</text:p>
      <text:p text:style-name="Preformatted_20_Text">Masked <text:s text:c="9"/>GAAGAAATGGCCTCAAAAGTGTTTCAGTAATAGTTTGGATATTTGAAATATAAAATAG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TTTCTTATTTCTTTATTTCTGTTGCAATGAATCCCAGTGTGTAGGAACAAGTGAGAAAA</text:p>
      <text:p text:style-name="Preformatted_20_Text">Masked <text:s text:c="9"/>ATTTCTTATTTCTTTATTTCTGTTGCAATGAATCCCAGTGTGTAGGAACAAGTG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TTGAACAAACAAAAAACATTGTGCTTGTATGTGCAAAAAAGTCAACTCACATT</text:p>
      <text:p text:style-name="Preformatted_20_Text">Masked <text:s text:c="9"/>AAAAAAATTGAACAAACAAAAAACATTGTGCTTGTATGTGCAAAAAAGTCAACTC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ATTTACTCACATATATATGATTGGGATTCAAAAAAGCACAACAGCTCTAACAAAT</text:p>
      <text:p text:style-name="Preformatted_20_Text">Masked <text:s text:c="9"/>ACTTGATTTACTCACATATATATGATTGGGATTCAAAAAAGCACAACAGCTCTAA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TCTTACTGTGCTTTTGCATGCTGAGTTCCTGTTGTTGCAGAGATTCTTTAACTCA</text:p>
      <text:p text:style-name="Preformatted_20_Text">Masked <text:s text:c="9"/>TAGCATCTTACTGTGCTTTTGCATGCTGAGTTCCTGTTGTTGCAGAGATTCTTTAA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CCCATTCAGCATTCTCATGTCCACATGGAGCCTTTGTGTCTGCAGAACTCTACAT</text:p>
      <text:p text:style-name="Preformatted_20_Text">Masked <text:s text:c="9"/>AGCTTCCCATTCAGCATTCTCATGTCCACATGGAGCCTTTGTGTCTGCAGAACTC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TTTGCAAGGCAAATTATAATACAGTTATTCTATTGGCACAACTCAAATGCACAGC</text:p>
      <text:p text:style-name="Preformatted_20_Text">Masked <text:s text:c="9"/>TGCAATTTGCAAGGCAAATTATAATACAGTTATTCTATTGGCACAACTCAAATG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TTGTAAAAAGCTTGTTTAGAAGGAGCATGTAAATATGTAAACACATTGAACACAA</text:p>
      <text:p text:style-name="Preformatted_20_Text">Masked <text:s text:c="9"/>TGCTTTTGTAAAAAGCTTGTTTAGAAGGAGCATGTAAATATGTAAACACATTGA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CTGCTGTTGCCAAATGCAGTTTGAAGTTAAGCAACAGTAACAGTTCTACATTTTC</text:p>
      <text:p text:style-name="Preformatted_20_Text">Masked <text:s text:c="9"/>GGTTTCTGCTGTTGCCAAATGCAGTTTGAAGTTAAGCAACAGTAACAGTTCTAC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ATTCTTTTTAAGTTTCAGATTAGTTTATCTGGATTGAAATATGACTGGCAGTTCA</text:p>
      <text:p text:style-name="Preformatted_20_Text">Masked <text:s text:c="9"/>TTCAAATTCTTTTTAAGTTTCAGATTAGTTTATCTGGATTGAAATATGACTGGC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TGCAAACTATGTATTTATATTCTTATTAGATTTCCCCAGCAGTATTATATACTC</text:p>
      <text:p text:style-name="Preformatted_20_Text">Masked <text:s text:c="9"/>AAGAAATGCAAACTATGTATTTATATTCTTATTAGATTTCCCCAGCAGTATTATAT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GGAAAAGGAGTGTTTTTATCTCTGCATCACAGGCAACCCAGAAGCATCGCTAAGGA</text:p>
      <text:p text:style-name="Preformatted_20_Text">Masked <text:s text:c="9"/>TATAGGAAAAGGAGTGTTTTTATCTCTGCATCACAGGCAACCCAGAAGCATCGC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TAACAATATTTGATGCTGCGGGGGTGGAAATCTGTATTATAGCAACATAGGTTA</text:p>
      <text:p text:style-name="Preformatted_20_Text">Masked <text:s text:c="9"/>AGCAAATAACAATATTTGATGCTGCGGGGGTGGAAATCTGTATTATAGCAACATAG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AAAGAAAAAAGAAGTAGTTTAAAAAAAAAAAAAAAAAGTGGAGAGCAAAATAATT</text:p>
      <text:p text:style-name="Preformatted_20_Text">Masked <text:s text:c="9"/>GCTGNNNNNNNNNNNNNNNNNNNNNNNNNNNNNNNNNNNNNNGTGGAGAGCAAAATAATT</text:p>
      <text:p text:style-name="Preformatted_20_Text"><text:s text:c="16"/>**** <text:s text:c="37"/>******************</text:p>
      <text:p text:style-name="Preformatted_20_Text"/>
      <text:p text:style-name="Preformatted_20_Text">Unmasked <text:s text:c="7"/>GAAAAGTTTAGAGTGAGGGATAATGAGGGAAAGTGCATTTTCCGACAGTTTTACACAAGG</text:p>
      <text:p text:style-name="Preformatted_20_Text">Masked <text:s text:c="9"/>GAAAAGTTTAGAGTGAGGGATAATGAGGGAAAGTGCATTTTCCGACAGTTTTAC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ATCGAATTGGTTGAGATAACAAATTTATCCCTACAAAAATGTCAATGAACTGAGA</text:p>
      <text:p text:style-name="Preformatted_20_Text"><text:soft-page-break/>Masked <text:s text:c="9"/>CAGAGATCGAATTGGTTGAGATAACAAATTTATCCCTACAAAAATGTCAATGAA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ATAATCTGGCTGAGGCCGACTCTGCTTTAAATGCAGAAGGGAAGATGTGGAAGGA</text:p>
      <text:p text:style-name="Preformatted_20_Text">Masked <text:s text:c="9"/>CTGGCATAATCTGGCTGAGGCCGACTCTGCTTTAAATGCAGAAGGGAAGATGTGG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CTAGGTCCCAAGATCAAATGAGGGTCAAGAAAGGGTTCAGTATTTTATTTCTGT</text:p>
      <text:p text:style-name="Preformatted_20_Text">Masked <text:s text:c="9"/>GCAGATCTAGGTCCCAAGATCAAATGAGGGTCAAGAAAGGGTTCAGTATTTTAT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CATAACAGAACCAAGTCGAAACCAAAAGGTACAGACATAATAAAGTTATGAAAAAA</text:p>
      <text:p text:style-name="Preformatted_20_Text">Masked <text:s text:c="9"/>TTGTCATAACAGAACCAAGTCGAAACCAAAAGGTACAGACATAATAAAGTTATG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AAACTACACCAACAGCCGCTGGTAGTTGTTGCCTCATGTGAAATAGGAACTGATG</text:p>
      <text:p text:style-name="Preformatted_20_Text">Masked <text:s text:c="9"/>TACTAAAACTACACCAACAGCCGCTGGTAGTTGTTGCCTCATGTGAAATAGGAAC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AAGGAAAAGATTGCATTTTCCCTTGACTTAAGGCCAAGACTAGCTGTGTTGATT</text:p>
      <text:p text:style-name="Preformatted_20_Text">Masked <text:s text:c="9"/>AATGCAAAGGAAAAGATTGCATTTTCCCTTGACTTAAGGCCAAGACTAGCTGTGT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GCTGGAAAAATAACACTCAACACAACCCTGCCTTCCTGTAGTGCTACTGGTAATT</text:p>
      <text:p text:style-name="Preformatted_20_Text">Masked <text:s text:c="9"/>TCTAAGCTGGAAAAATAACACTCAACACAACCCTGCCTTCCTGTAGTGCTACTGG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GTTAAGAAGTAAAAGAACTTTTGAGATATGAGATAAACGCAGATAGGACTAAGGA</text:p>
      <text:p text:style-name="Preformatted_20_Text">Masked <text:s text:c="9"/>TGTAGGTTAAGAAGTAAAAGAACTTTTGAGATATGAGATAAACGCAGATAGGAC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GTTAATCTATTTGGATTTACTGATTGTTAGAATAGAATTTCTGTTAAAAACTGTC</text:p>
      <text:p text:style-name="Preformatted_20_Text">Masked <text:s text:c="9"/>CACTGGTTAATCTATTTGGATTTACTGATTGTTAGAATAGAATTTCTGTTAAAAA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AAGTGGAAGATTGCTGGCATCTTCTTAATCATGACATCCAGGCAGAGCTAGGACT</text:p>
      <text:p text:style-name="Preformatted_20_Text">Masked <text:s text:c="9"/>CAGAGAAGTGGAAGATTGCTGGCATCTTCTTAATCATGACATCCAGGCAGAGCTAG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TAAAGAGTGAGTTGCTGTGTTGCAAGGAGGGCCCGTTGAAGTTCATTGAACTGAA</text:p>
      <text:p text:style-name="Preformatted_20_Text">Masked <text:s text:c="9"/>ACAGTTAAAGAGTGAGTTGCTGTGTTGCAAGGAGGGCCCGTTGAAGTTCATTGA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TGATTCCTTTTAGAATTTCAGAACAAGATCCAAAATACAAATACAAACATCAACC</text:p>
      <text:p text:style-name="Preformatted_20_Text">Masked <text:s text:c="9"/>ATCTCTGATTCCTTTTAGAATTTCAGAACAAGATCCAAAATACAAATACAAACATC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TTTCTGGGTACCTCAATTTAGGAGGCATTCACATTGCATCAGGAACATTACTAAC</text:p>
      <text:p text:style-name="Preformatted_20_Text">Masked <text:s text:c="9"/>CACATTTTCTGGGTACCTCAATTTAGGAGGCATTCACATTGCATCAGGAACATTAC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CTTTAATTCCTAATAGATTCTGTCATTCAGCTCATATGAGCTTTGATAAAAAAAA</text:p>
      <text:p text:style-name="Preformatted_20_Text">Masked <text:s text:c="9"/>TTCTCCTTTAATTCCTAATAGATTCTGTCATTCAGCTCATATGAGCTTTGAT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ATACAGTTAATTTCTGGAAAACAGCTGTACTATAATTTACCTTGAAATAACTCAC</text:p>
      <text:p text:style-name="Preformatted_20_Text">Masked <text:s text:c="9"/>TCTCCATACAGTTAATTTCTGGAAAACAGCTGTACTATAATTTACCTTGAAATAACTCA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TTCTGTGTCATATTTCTATTGCATGTACTTTGGAAAGAATTTCATCTGCTCCCAGAAT</text:p>
      <text:p text:style-name="Preformatted_20_Text">Masked <text:s text:c="9"/>AGTTCTGTGTCATATTTCTATTGCATGTACTTTGGAAAGAATTTCATCTGCTCCC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AAATATTTTAACCCTTTGAGACCAAATTTCTGTCACACAAAACAAATGGCCAGTT</text:p>
      <text:p text:style-name="Preformatted_20_Text">Masked <text:s text:c="9"/>AGTTAAAATATTTTAACCCTTTGAGACCAAATTTCTGTCACACAAAACAAATGGC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GGCAGGAAAAAAAAAAAAAAGAACAAAAAAACCCTTCCTATTTATAAGTGGTTA</text:p>
      <text:p text:style-name="Preformatted_20_Text">Masked <text:s text:c="9"/>AGTGATGGCAGGNNNNNNNNNNNNNNNNNNNNNNNNNCCCTTCCTATTTATAAGTGGTTA</text:p>
      <text:p text:style-name="Preformatted_20_Text"><text:s text:c="16"/>************ <text:s text:c="24"/>***********************</text:p>
      <text:p text:style-name="Preformatted_20_Text"/>
      <text:p text:style-name="Preformatted_20_Text">Unmasked <text:s text:c="7"/>CAGTAGACATTATTCAGCAATTCAGGGTCCCAGCACTGAAATCCAGCACTCCTAAGCACT</text:p>
      <text:p text:style-name="Preformatted_20_Text">Masked <text:s text:c="9"/>CAGTAGACATTATTCAGCAATTCAGGGTCCCAGCACTGAAATCCAGCACTCCTAA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GAACTATATGCTGGAAGTTTGTTTGGCGCACACCATTATCACATTCCAACTCACT</text:p>
      <text:p text:style-name="Preformatted_20_Text">Masked <text:s text:c="9"/>CCTAAGAACTATATGCTGGAAGTTTGTTTGGCGCACACCATTATCACATTCCAAC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TAATGACTTGGAAAAATAGAAAGGGACAAATGGTAGATGAGTTGTCTGGGCAACT</text:p>
      <text:p text:style-name="Preformatted_20_Text">Masked <text:s text:c="9"/>GGCAGTAATGACTTGGAAAAATAGAAAGGGACAAATGGTAGATGAGTTGTCTGGG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CAATAAGAAAGAAGTCTCTCTTCTTCCCTGGGGATCTGTATCTTGGCTATGGAGAA</text:p>
      <text:p text:style-name="Preformatted_20_Text">Masked <text:s text:c="9"/>CCAGCAATAAGAAAGAAGTCTCTCTTCTTCCCTGGGGATCTGTATCTTGGCTATG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TTGATGAGGAGTAATACATTGAGATATATATATCATGTGAGGCACCACAGCAGA</text:p>
      <text:p text:style-name="Preformatted_20_Text">Masked <text:s text:c="9"/>AAAACATTGATGAGGAGTAATACATTGAGATATATATATCATGTGAGGCACCACA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GTTTTGAGAAAGCAAAGAAAACAGTCCAAGTCCCTCTGAAAGCAACTTCTAAAAC</text:p>
      <text:p text:style-name="Preformatted_20_Text">Masked <text:s text:c="9"/>AGTAAGTTTTGAGAAAGCAAAGAAAACAGTCCAAGTCCCTCTGAAAGCAACTTCT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AATTCAAGGTACCTGCACAAGAAATCCATTTTAGGAATAAAACAGCAAGATGAA</text:p>
      <text:p text:style-name="Preformatted_20_Text">Masked <text:s text:c="9"/>AAAGTAAATTCAAGGTACCTGCACAAGAAATCCATTTTAGGAATAAAACAGCAAG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TCAGATCCCAAAGGATGTGATCAACAAAACTGCTAGGTCTCCACCAAGTAGCAAA</text:p>
      <text:p text:style-name="Preformatted_20_Text">Masked <text:s text:c="9"/>CATTATCAGATCCCAAAGGATGTGATCAACAAAACTGCTAGGTCTCCACCAAGTA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ACTTGGGGGAGTTTTGGAGAATGAGCATTCTTATTGACAGTCT</text:p>
      <text:p text:style-name="Preformatted_20_Text">Masked <text:s text:c="9"/>AATTAAACTTGGGGGAGTTTTGGAGAATGAGCATTCTTATTGACAGTCT</text:p>
      <text:p text:style-name="P2"><text:s text:c="16"/>*************************************************</text:p>
      <text:p text:style-name="Preformatted_20_Text"/>
      <text:p text:style-name="Horizontal_20_Line"><text:bookmark text:name="clustalw.dnd"/></text:p>
      <text:p text:style-name="Preformatted_20_Text"><text:a xlink:type="simple" xlink:href="https://www.genome.jp/tools-bin/pushfile?220406222828YaZco+clustalw.dnd" text:style-name="Internet_20_link" text:visited-style-name="Visited_20_Internet_20_Link">clustalw.dnd</text:a></text:p>
      <text:p text:style-name="Preformatted_20_Text"/>
      <text:p text:style-name="P2">(Unmasked:0.077686,Masked:0.077686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9:01:06.047613796</meta:creation-date>
    <dc:date>2022-04-06T19:42:23.710897232</dc:date>
    <meta:editing-duration>PT41M1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2" meta:paragraph-count="957" meta:word-count="1597" meta:character-count="71696" meta:non-whitespace-character-count="57871"/>
  </office:meta>
</office:document-meta>
</file>